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ff420e" draw:fill="none" draw:textarea-vertical-align="middle"/>
    </style:style>
    <style:style style:name="gr2" style:family="graphic" style:parent-style-name="objectwithoutfill">
      <style:graphic-properties svg:stroke-color="#3465a4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1cm"/>
    </style:style>
    <style:style style:name="gr4" style:family="graphic" style:parent-style-name="standard">
      <style:graphic-properties svg:stroke-width="0.025cm" draw:marker-start-width="0.266cm" draw:marker-end-width="0.266cm" draw:textarea-horizontal-align="justify" draw:textarea-vertical-align="middle" draw:auto-grow-height="false" fo:padding-top="0.138cm" fo:padding-bottom="0.138cm" fo:padding-left="0.263cm" fo:padding-right="0.263cm"/>
    </style:style>
    <style:style style:name="gr5" style:family="graphic" style:parent-style-name="standard">
      <style:graphic-properties svg:stroke-width="0.025cm" svg:stroke-color="#3465a4" draw:marker-start-width="0.266cm" draw:marker-end-width="0.266cm" draw:textarea-vertical-align="middle" fo:padding-top="0.138cm" fo:padding-bottom="0.138cm" fo:padding-left="0.263cm" fo:padding-right="0.263cm"/>
    </style:style>
    <style:style style:name="gr6" style:family="graphic" style:parent-style-name="standard">
      <style:graphic-properties svg:stroke-width="0.025cm" draw:marker-start-width="0.266cm" draw:marker-end-width="0.266cm" draw:textarea-vertical-align="middle" fo:padding-top="0.138cm" fo:padding-bottom="0.138cm" fo:padding-left="0.263cm" fo:padding-right="0.263cm"/>
    </style:style>
    <style:style style:name="gr7" style:family="graphic" style:parent-style-name="standard">
      <style:graphic-properties svg:stroke-width="0.025cm" svg:stroke-color="#ff420e" draw:marker-start-width="0.266cm" draw:marker-end-width="0.266cm" draw:fill="solid" draw:fill-color="#ff420e" draw:textarea-vertical-align="middle" fo:padding-top="0.138cm" fo:padding-bottom="0.138cm" fo:padding-left="0.263cm" fo:padding-right="0.263cm"/>
    </style:style>
    <style:style style:name="gr8" style:family="graphic" style:parent-style-name="objectwithoutfill">
      <style:graphic-properties svg:stroke-width="0.025cm" svg:stroke-color="#333333" draw:marker-start-width="0.266cm" draw:marker-end-width="0.266cm" draw:fill="none" draw:textarea-vertical-align="middle" fo:padding-top="0.138cm" fo:padding-bottom="0.138cm" fo:padding-left="0.263cm" fo:padding-right="0.263cm"/>
    </style:style>
    <style:style style:name="gr9" style:family="graphic" style:parent-style-name="standard">
      <style:graphic-properties svg:stroke-width="0.025cm" svg:stroke-color="#3465a4" draw:marker-start-width="0.266cm" draw:marker-end-width="0.266cm" draw:fill="solid" draw:fill-color="#ff420e" draw:textarea-vertical-align="middle" fo:padding-top="0.138cm" fo:padding-bottom="0.138cm" fo:padding-left="0.263cm" fo:padding-right="0.263cm"/>
    </style:style>
    <style:style style:name="gr10" style:family="graphic" style:parent-style-name="standard">
      <style:graphic-properties svg:stroke-width="0.025cm" svg:stroke-color="#ff420e" draw:marker-start-width="0.266cm" draw:marker-end-width="0.266cm" draw:textarea-vertical-align="middle" fo:padding-top="0.138cm" fo:padding-bottom="0.138cm" fo:padding-left="0.263cm" fo:padding-right="0.263cm"/>
    </style:style>
    <style:style style:name="gr11" style:family="graphic" style:parent-style-name="objectwithoutfill">
      <style:graphic-properties svg:stroke-width="0.025cm" svg:stroke-color="#3465a4" draw:marker-start-width="0.266cm" draw:marker-end-width="0.266cm" draw:fill="none" draw:textarea-vertical-align="middle" fo:padding-top="0.138cm" fo:padding-bottom="0.138cm" fo:padding-left="0.263cm" fo:padding-right="0.263cm"/>
    </style:style>
    <style:style style:name="gr12" style:family="graphic" style:parent-style-name="objectwithoutfill">
      <style:graphic-properties svg:stroke-width="0.025cm" svg:stroke-color="#ff420e" draw:marker-start-width="0.266cm" draw:marker-end-width="0.266cm" draw:fill="none" draw:textarea-vertical-align="middle" fo:padding-top="0.138cm" fo:padding-bottom="0.138cm" fo:padding-left="0.263cm" fo:padding-right="0.263cm"/>
    </style:style>
    <style:style style:name="gr13" style:family="graphic" style:parent-style-name="standard">
      <style:graphic-properties svg:stroke-width="0.025cm" svg:stroke-color="#333333" draw:marker-start-width="0.266cm" draw:marker-end-width="0.266cm" draw:textarea-horizontal-align="justify" draw:textarea-vertical-align="middle" draw:auto-grow-height="false" fo:padding-top="0.138cm" fo:padding-bottom="0.138cm" fo:padding-left="0.263cm" fo:padding-right="0.263cm"/>
    </style:style>
    <style:style style:name="gr14" style:family="graphic" style:parent-style-name="objectwithoutfill">
      <style:graphic-properties svg:stroke-width="0.025cm" svg:stroke-color="#333333" draw:fill="none" draw:textarea-vertical-align="middle" fo:padding-top="0.137cm" fo:padding-bottom="0.137cm" fo:padding-left="0.262cm" fo:padding-right="0.262cm"/>
    </style:style>
    <style:style style:name="gr15" style:family="graphic" style:parent-style-name="objectwithoutfill">
      <style:graphic-properties svg:stroke-width="0.025cm" svg:stroke-color="#3465a4" draw:fill="none" draw:textarea-vertical-align="middle" fo:padding-top="0.137cm" fo:padding-bottom="0.137cm" fo:padding-left="0.262cm" fo:padding-right="0.262cm"/>
    </style:style>
    <style:style style:name="gr16" style:family="graphic" style:parent-style-name="objectwithoutfill">
      <style:graphic-properties svg:stroke-width="0.025cm" svg:stroke-color="#ff420e" draw:fill="none" draw:textarea-vertical-align="middle" fo:padding-top="0.137cm" fo:padding-bottom="0.137cm" fo:padding-left="0.262cm" fo:padding-right="0.262cm"/>
    </style:style>
    <style:style style:name="gr17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18" style:family="graphic" style:parent-style-name="objectwithoutfill">
      <style:graphic-properties svg:stroke-width="0.03cm" svg:stroke-color="#3465a4" draw:marker-start-width="0.245cm" draw:marker-end-width="0.245cm" draw:fill="none" draw:textarea-vertical-align="middle" fo:padding-top="0.14cm" fo:padding-bottom="0.14cm" fo:padding-left="0.265cm" fo:padding-right="0.265cm"/>
    </style:style>
    <style:style style:name="gr19" style:family="graphic" style:parent-style-name="standard">
      <style:graphic-properties draw:stroke="none" svg:stroke-color="#000000" draw:fill="none" draw:fill-color="#ffffff" fo:min-height="3.68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8pt" style:font-size-complex="18pt"/>
    </style:style>
    <style:style style:name="P3" style:family="paragraph"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32cm" svg:y1="4.248cm" svg:x2="3.156cm" svg:y2="4.248cm">
          <text:p/>
        </draw:line>
        <draw:line draw:style-name="gr2" draw:text-style-name="P1" draw:layer="layout" svg:x1="1.632cm" svg:y1="5.048cm" svg:x2="3.156cm" svg:y2="5.048cm">
          <text:p/>
        </draw:line>
        <draw:frame draw:style-name="gr3" draw:layer="layout" svg:width="0.762cm" svg:height="0.962cm" svg:x="3.429cm" svg:y="3.794cm">
          <draw:text-box>
            <text:p>+</text:p>
          </draw:text-box>
        </draw:frame>
        <draw:frame draw:style-name="gr3" draw:layer="layout" svg:width="0.762cm" svg:height="0.962cm" svg:x="3.529cm" svg:y="4.556cm">
          <draw:text-box>
            <text:p>-</text:p>
          </draw:text-box>
        </draw:frame>
        <draw:custom-shape draw:style-name="gr4" draw:text-style-name="P2" xml:id="id229" draw:id="id229" draw:layer="layout" svg:width="0.508cm" svg:height="0.508cm" svg:x="15.366cm" svg:y="12.303cm">
          <text:p text:style-name="P1"><text:span text:style-name="T1">h10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230" draw:id="id230" draw:layer="layout" svg:width="0.508cm" svg:height="0.508cm" svg:x="13.842cm" svg:y="10.779cm">
          <text:p text:style-name="P1"><text:span text:style-name="T1">h11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223" draw:id="id223" draw:layer="layout" svg:width="0.508cm" svg:height="0.508cm" svg:x="7.492cm" svg:y="16.748cm">
          <text:p text:style-name="P1"><text:span text:style-name="T1">h4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221" draw:id="id221" draw:layer="layout" svg:width="0.508cm" svg:height="0.508cm" svg:x="7.492cm" svg:y="12.557cm">
          <text:p text:style-name="P1"><text:span text:style-name="T1">h2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224" draw:id="id224" draw:layer="layout" svg:width="0.508cm" svg:height="0.508cm" svg:x="9.27cm" svg:y="18.526cm">
          <text:p text:style-name="P1"><text:span text:style-name="T1">h5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227" draw:id="id227" draw:layer="layout" svg:width="0.508cm" svg:height="0.508cm" svg:x="15.493cm" svg:y="16.748cm">
          <text:p text:style-name="P1"><text:span text:style-name="T1">h8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220" draw:id="id220" draw:layer="layout" svg:width="0.508cm" svg:height="0.508cm" svg:x="9.016cm" svg:y="10.906cm">
          <text:p text:style-name="P1"><text:span text:style-name="T1">h1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226" draw:id="id226" draw:layer="layout" svg:width="0.508cm" svg:height="0.508cm" svg:x="13.842cm" svg:y="18.526cm">
          <text:p text:style-name="P1"><text:span text:style-name="T1">h7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222" draw:id="id222" draw:layer="layout" svg:width="0.508cm" svg:height="0.508cm" svg:x="6.984cm" svg:y="14.716cm">
          <text:p text:style-name="P1"><text:span text:style-name="T1">h3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228" draw:id="id228" draw:layer="layout" svg:width="0.508cm" svg:height="0.508cm" svg:x="16.001cm" svg:y="14.589cm">
          <text:p text:style-name="P1"><text:span text:style-name="T1">h9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231" draw:id="id231" draw:layer="layout" svg:width="0.508cm" svg:height="0.508cm" svg:x="11.429cm" svg:y="10.144cm">
          <text:p text:style-name="P1"><text:span text:style-name="T1">h12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225" draw:id="id225" draw:layer="layout" svg:width="0.508cm" svg:height="0.508cm" svg:x="11.556cm" svg:y="19.161cm">
          <text:p text:style-name="P1"><text:span text:style-name="T1">h6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2" draw:id="id62" draw:layer="layout" svg:width="0.508cm" svg:height="0.508cm" draw:transform="rotate (-0.10471975511966) translate (11.578cm 8.681cm)">
          <text:p text:style-name="P1"><text:span text:style-name="T1">60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61" draw:id="id61" draw:layer="layout" svg:width="0.508cm" svg:height="0.508cm" draw:transform="rotate (-0.10471975511966) translate (12.223cm 8.741cm)">
          <text:p text:style-name="P1"><text:span text:style-name="T1">59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60" draw:id="id60" draw:layer="layout" svg:width="0.508cm" svg:height="0.508cm" draw:transform="rotate (-0.10471975511966) translate (12.868cm 8.801cm)">
          <text:p text:style-name="P1"><text:span text:style-name="T1">58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59" draw:id="id59" draw:layer="layout" svg:width="0.508cm" svg:height="0.508cm" draw:transform="rotate (-0.10471975511966) translate (13.526cm 8.987cm)">
          <text:p text:style-name="P1"><text:span text:style-name="T1">57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57" draw:id="id57" draw:layer="layout" svg:width="0.508cm" svg:height="0.508cm" draw:transform="rotate (-0.10471975511966) translate (14.589cm 9.386cm)">
          <text:p text:style-name="P1"><text:span text:style-name="T1">55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56" draw:id="id56" draw:layer="layout" svg:width="0.508cm" svg:height="0.508cm" draw:transform="rotate (-0.10471975511966) translate (15.134cm 9.712cm)">
          <text:p text:style-name="P1"><text:span text:style-name="T1">54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55" draw:id="id55" draw:layer="layout" svg:width="0.508cm" svg:height="0.508cm" draw:transform="rotate (-0.10471975511966) translate (15.679cm 10.038cm)">
          <text:p text:style-name="P1"><text:span text:style-name="T1">53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54" draw:id="id54" draw:layer="layout" svg:width="0.508cm" svg:height="0.508cm" draw:transform="rotate (-0.10471975511966) translate (16.111cm 10.503cm)">
          <text:p text:style-name="P1"><text:span text:style-name="T1">52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52" draw:id="id52" draw:layer="layout" svg:width="0.508cm" svg:height="0.508cm" draw:transform="rotate (-0.10471975511966) translate (16.989cm 11.56cm)">
          <text:p text:style-name="P1"><text:span text:style-name="T1">50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51" draw:id="id51" draw:layer="layout" svg:width="0.508cm" svg:height="0.508cm" draw:transform="rotate (-0.10471975511966) translate (17.308cm 12.165cm)">
          <text:p text:style-name="P1"><text:span text:style-name="T1">49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50" draw:id="id50" draw:layer="layout" svg:width="0.508cm" svg:height="0.508cm" draw:transform="rotate (-0.10471975511966) translate (17.5cm 12.783cm)">
          <text:p text:style-name="P1"><text:span text:style-name="T1">48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49" draw:id="id49" draw:layer="layout" svg:width="0.508cm" svg:height="0.508cm" draw:transform="rotate (-0.10471975511966) translate (17.693cm 13.401cm)">
          <text:p text:style-name="P1"><text:span text:style-name="T1">47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47" draw:id="id47" draw:layer="layout" svg:width="0.508cm" svg:height="0.508cm" draw:transform="rotate (-0.10471975511966) translate (17.812cm 14.538cm)">
          <text:p text:style-name="P1"><text:span text:style-name="T1">45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46" draw:id="id46" draw:layer="layout" svg:width="0.508cm" svg:height="0.508cm" draw:transform="rotate (-0.10471975511966) translate (17.879cm 15.17cm)">
          <text:p text:style-name="P1"><text:span text:style-name="T1">44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45" draw:id="id45" draw:layer="layout" svg:width="0.508cm" svg:height="0.508cm" draw:transform="rotate (-0.10471975511966) translate (17.806cm 15.688cm)">
          <text:p text:style-name="P1"><text:span text:style-name="T1">43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44" draw:id="id44" draw:layer="layout" svg:width="0.508cm" svg:height="0.508cm" draw:transform="rotate (-0.10471975511966) translate (17.619cm 16.346cm)">
          <text:p text:style-name="P1"><text:span text:style-name="T1">42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42" draw:id="id42" draw:layer="layout" svg:width="0.508cm" svg:height="0.508cm" draw:transform="rotate (-0.10471975511966) translate (17.121cm 17.676cm)">
          <text:p text:style-name="P1"><text:span text:style-name="T1">40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41" draw:id="id41" draw:layer="layout" svg:width="0.508cm" svg:height="0.508cm" draw:transform="rotate (-0.10471975511966) translate (16.795cm 18.221cm)">
          <text:p text:style-name="P1"><text:span text:style-name="T1">39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40" draw:id="id40" draw:layer="layout" svg:width="0.508cm" svg:height="0.508cm" draw:transform="rotate (-0.10471975511966) translate (16.343cm 18.779cm)">
          <text:p text:style-name="P1"><text:span text:style-name="T1">38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39" draw:id="id39" draw:layer="layout" svg:width="0.508cm" svg:height="0.508cm" draw:transform="rotate (-0.10471975511966) translate (15.89cm 19.337cm)">
          <text:p text:style-name="P1"><text:span text:style-name="T1">37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37" draw:id="id37" draw:layer="layout" svg:width="0.508cm" svg:height="0.508cm" draw:transform="rotate (-0.10471975511966) translate (14.694cm 20.102cm)">
          <text:p text:style-name="P1"><text:span text:style-name="T1">35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36" draw:id="id36" draw:layer="layout" svg:width="0.508cm" svg:height="0.508cm" draw:transform="rotate (-0.10471975511966) translate (14.089cm 20.421cm)">
          <text:p text:style-name="P1"><text:span text:style-name="T1">34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35" draw:id="id35" draw:layer="layout" svg:width="0.508cm" svg:height="0.508cm" draw:transform="rotate (-0.10471975511966) translate (13.471cm 20.613cm)">
          <text:p text:style-name="P1"><text:span text:style-name="T1">33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34" draw:id="id34" draw:layer="layout" svg:width="0.508cm" svg:height="0.508cm" draw:transform="rotate (-0.10471975511966) translate (12.852cm 20.806cm)">
          <text:p text:style-name="P1"><text:span text:style-name="T1">32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32" draw:id="id32" draw:layer="layout" svg:width="0.508cm" svg:height="0.508cm" draw:transform="rotate (-0.10471975511966) translate (11.463cm 20.952cm)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31" draw:id="id31" draw:layer="layout" svg:width="0.508cm" svg:height="0.508cm" draw:transform="rotate (-0.10471975511966) translate (10.818cm 20.892cm)">
          <text:p text:style-name="P1"><text:span text:style-name="T1">29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30" draw:id="id30" draw:layer="layout" svg:width="0.508cm" svg:height="0.508cm" draw:transform="rotate (-0.10471975511966) translate (10.173cm 20.832cm)">
          <text:p text:style-name="P1"><text:span text:style-name="T1">28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29" draw:id="id29" draw:layer="layout" svg:width="0.508cm" svg:height="0.508cm" draw:transform="rotate (-0.10471975511966) translate (9.642cm 20.633cm)">
          <text:p text:style-name="P1"><text:span text:style-name="T1">27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27" draw:id="id27" draw:layer="layout" svg:width="0.508cm" svg:height="0.508cm" draw:transform="rotate (-0.10471975511966) translate (8.439cm 20.121cm)">
          <text:p text:style-name="P1"><text:span text:style-name="T1">25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26" draw:id="id26" draw:layer="layout" svg:width="0.508cm" svg:height="0.508cm" draw:transform="rotate (-0.10471975511966) translate (7.767cm 19.808cm)">
          <text:p text:style-name="P1"><text:span text:style-name="T1">24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25" draw:id="id25" draw:layer="layout" svg:width="0.508cm" svg:height="0.508cm" draw:transform="rotate (-0.10471975511966) translate (7.335cm 19.343cm)">
          <text:p text:style-name="P1"><text:span text:style-name="T1">23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24" draw:id="id24" draw:layer="layout" svg:width="0.508cm" svg:height="0.508cm" draw:transform="rotate (-0.10471975511966) translate (6.637cm 18.778cm)">
          <text:p text:style-name="P1"><text:span text:style-name="T1">22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22" draw:id="id22" draw:layer="layout" svg:width="0.508cm" svg:height="0.508cm" draw:transform="rotate (-0.10471975511966) translate (5.873cm 17.581cm)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21" draw:id="id21" draw:layer="layout" svg:width="0.508cm" svg:height="0.508cm" draw:transform="rotate (-0.10471975511966) translate (5.694cm 17.089cm)">
          <text:p text:style-name="P1"><text:span text:style-name="T1">19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20" draw:id="id20" draw:layer="layout" svg:width="0.508cm" svg:height="0.508cm" draw:transform="rotate (-0.10471975511966) translate (5.514cm 16.597cm)">
          <text:p text:style-name="P1"><text:span text:style-name="T1">18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19" draw:id="id19" draw:layer="layout" svg:width="0.508cm" svg:height="0.508cm" draw:transform="rotate (-0.10471975511966) translate (5.322cm 15.979cm)">
          <text:p text:style-name="P1"><text:span text:style-name="T1">17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17" draw:id="id17" draw:layer="layout" svg:width="0.508cm" svg:height="0.508cm" draw:transform="rotate (-0.10471975511966) translate (5.189cm 14.716cm)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16" draw:id="id16" draw:layer="layout" svg:width="0.508cm" svg:height="0.508cm" draw:transform="rotate (-0.10471975511966) translate (5.262cm 14.197cm)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15" draw:id="id15" draw:layer="layout" svg:width="0.508cm" svg:height="0.508cm" draw:transform="rotate (-0.10471975511966) translate (5.335cm 13.679cm)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14" draw:id="id14" draw:layer="layout" svg:width="0.508cm" svg:height="0.508cm" draw:transform="rotate (-0.10471975511966) translate (5.521cm 13.021cm)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58" draw:id="id58" draw:layer="layout" svg:width="0.508cm" svg:height="0.508cm" draw:transform="rotate (-0.10471975511966) translate (14.057cm 9.186cm)">
          <text:p text:style-name="P1"><text:span text:style-name="T1">56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53" draw:id="id53" draw:layer="layout" svg:width="0.508cm" svg:height="0.508cm" draw:transform="rotate (-0.10471975511966) translate (16.543cm 10.968cm)">
          <text:p text:style-name="P1"><text:span text:style-name="T1">51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48" draw:id="id48" draw:layer="layout" svg:width="0.508cm" svg:height="0.508cm" draw:transform="rotate (-0.10471975511966) translate (17.759cm 14.033cm)">
          <text:p text:style-name="P1"><text:span text:style-name="T1">46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43" draw:id="id43" draw:layer="layout" svg:width="0.508cm" svg:height="0.508cm" draw:transform="rotate (-0.10471975511966) translate (17.433cm 17.004cm)">
          <text:p text:style-name="P1"><text:span text:style-name="T1">41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38" draw:id="id38" draw:layer="layout" svg:width="0.508cm" svg:height="0.508cm" draw:transform="rotate (-0.10471975511966) translate (15.286cm 19.656cm)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33" draw:id="id33" draw:layer="layout" svg:width="0.508cm" svg:height="0.508cm" draw:transform="rotate (-0.10471975511966) translate (12.221cm 20.872cm)">
          <text:p text:style-name="P1"><text:span text:style-name="T1">31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28" draw:id="id28" draw:layer="layout" svg:width="0.508cm" svg:height="0.508cm" draw:transform="rotate (-0.10471975511966) translate (9.11cm 20.433cm)">
          <text:p text:style-name="P1"><text:span text:style-name="T1">26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23" draw:id="id23" draw:layer="layout" svg:width="0.508cm" svg:height="0.508cm" draw:transform="rotate (-0.10471975511966) translate (6.179cm 18.06cm)">
          <text:p text:style-name="P1"><text:span text:style-name="T1">21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18" draw:id="id18" draw:layer="layout" svg:width="0.508cm" svg:height="0.508cm" draw:transform="rotate (-0.10471975511966) translate (5.255cm 15.347cm)">
          <text:p text:style-name="P1"><text:span text:style-name="T1">16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10" draw:id="id10" draw:layer="layout" svg:width="0.508cm" svg:height="0.508cm" draw:transform="rotate (-0.10471975511966) translate (6.02cm 11.691cm)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12" draw:id="id12" draw:layer="layout" svg:width="0.508cm" svg:height="0.508cm" draw:transform="rotate (-0.10471975511966) translate (6.346cm 11.146cm)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9" draw:id="id9" draw:layer="layout" svg:width="0.508cm" svg:height="0.508cm" draw:transform="rotate (-0.10471975511966) translate (6.811cm 10.714cm)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11" draw:id="id11" draw:layer="layout" svg:width="0.508cm" svg:height="0.508cm" draw:transform="rotate (-0.10471975511966) translate (7.277cm 10.282cm)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7" draw:id="id7" draw:layer="layout" svg:width="0.508cm" svg:height="0.508cm" draw:transform="rotate (-0.10471975511966) translate (8.347cm 9.531cm)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draw:layer="layout" svg:width="0.508cm" svg:height="0.508cm" draw:transform="rotate (-0.10471975511966) translate (8.952cm 9.212cm)">
          <text:p text:style-name="P1"><text:span text:style-name="T1">4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08cm" svg:height="0.508cm" draw:transform="rotate (-0.10471975511966) translate (9.57cm 9.02cm)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draw:layer="layout" svg:width="0.508cm" svg:height="0.508cm" draw:transform="rotate (-0.10471975511966) translate (10.189cm 8.827cm)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13" draw:id="id13" draw:layer="layout" svg:width="0.508cm" svg:height="0.508cm" draw:transform="rotate (-0.10471975511966) translate (5.708cm 12.363cm)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8" draw:id="id8" draw:layer="layout" svg:width="0.508cm" svg:height="0.508cm" draw:transform="rotate (-0.10471975511966) translate (7.742cm 9.85cm)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2" xml:id="id263" draw:id="id263" draw:layer="layout" svg:width="0.508cm" svg:height="0.508cm" draw:transform="rotate (-0.10471975511966) translate (10.946cm 8.747cm)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onnector draw:style-name="gr5" draw:text-style-name="P2" xml:id="id1" draw:id="id1" draw:layer="layout" svg:x1="10.339cm" svg:y1="8.354cm" svg:x2="10.388cm" svg:y2="8.852cm" svg:d="M10339 8354l26 249-3 1 26 248" svg:viewBox="0 0 50 499">
          <text:p/>
        </draw:connector>
        <draw:connector draw:style-name="gr6" draw:text-style-name="P2" xml:id="id3" draw:id="id3" draw:layer="layout" svg:x1="7.892cm" svg:y1="9.377cm" svg:x2="7.941cm" svg:y2="9.876cm" svg:d="M7892 9377l53 499-3 1-1-1" svg:viewBox="0 0 54 501">
          <text:p/>
        </draw:connector>
        <draw:connector draw:style-name="gr7" draw:text-style-name="P2" xml:id="id4" draw:id="id4" draw:layer="layout" svg:x1="10.494cm" svg:y1="9.859cm" svg:x2="10.429cm" svg:y2="9.36cm" svg:d="M10494 9859l-53-499-12 1v-1" svg:viewBox="0 0 66 500">
          <text:p/>
        </draw:connector>
        <draw:connector draw:style-name="gr7" draw:text-style-name="P2" xml:id="id2" draw:id="id2" draw:layer="layout" svg:x1="8.546cm" svg:y1="9.553cm" svg:x2="8.481cm" svg:y2="9.054cm" svg:d="M8546 9553l-52-499-12 1-1-1" svg:viewBox="0 0 66 500">
          <text:p/>
        </draw:connector>
        <draw:connector draw:style-name="gr8" draw:text-style-name="P2" xml:id="id112" draw:id="id112" draw:layer="layout" draw:type="line" svg:x1="11.079cm" svg:y1="8.256cm" svg:x2="10.339cm" svg:y2="8.354cm" draw:end-shape="id1" draw:end-glue-point="2" svg:d="M11079 8256l-740 98" svg:viewBox="0 0 741 99">
          <text:p/>
        </draw:connector>
        <draw:connector draw:style-name="gr8" draw:text-style-name="P2" draw:layer="layout" draw:type="line" svg:x1="9.711cm" svg:y1="8.547cm" svg:x2="9.098cm" svg:y2="8.734cm" svg:d="M9711 8547l-613 187" svg:viewBox="0 0 614 188">
          <text:p/>
        </draw:connector>
        <draw:connector draw:style-name="gr8" draw:text-style-name="P2" draw:layer="layout" draw:type="line" svg:x1="9.875cm" svg:y1="10.057cm" svg:x2="9.269cm" svg:y2="10.243cm" svg:d="M9875 10057l-606 186" svg:viewBox="0 0 607 187">
          <text:p/>
        </draw:connector>
        <draw:connector draw:style-name="gr8" draw:text-style-name="P2" draw:layer="layout" draw:type="line" svg:x1="8.481cm" svg:y1="9.054cm" svg:x2="7.892cm" svg:y2="9.377cm" draw:start-shape="id2" draw:start-glue-point="3" draw:end-shape="id3" draw:end-glue-point="2" svg:d="M8481 9054l-589 323" svg:viewBox="0 0 590 324">
          <text:p/>
        </draw:connector>
        <draw:connector draw:style-name="gr7" draw:text-style-name="P2" draw:layer="layout" svg:x1="11.146cm" svg:y1="8.775cm" svg:x2="11.081cm" svg:y2="8.276cm" svg:d="M11146 8775l-53-500-11 2-1-1" svg:viewBox="0 0 66 501">
          <text:p/>
        </draw:connector>
        <draw:connector draw:style-name="gr9" draw:text-style-name="P2" xml:id="id5" draw:id="id5" draw:layer="layout" svg:x1="9.876cm" svg:y1="10.057cm" svg:x2="9.811cm" svg:y2="9.558cm" svg:d="M9876 10057l-53-500-11 2-1-1" svg:viewBox="0 0 66 501">
          <text:p/>
        </draw:connector>
        <draw:connector draw:style-name="gr9" draw:text-style-name="P2" xml:id="id6" draw:id="id6" draw:layer="layout" svg:x1="9.151cm" svg:y1="9.234cm" svg:x2="9.086cm" svg:y2="8.735cm" svg:d="M9151 9234l-52-499-12 1-1-1" svg:viewBox="0 0 66 500">
          <text:p/>
        </draw:connector>
        <draw:connector draw:style-name="gr10" draw:text-style-name="P2" draw:layer="layout" svg:x1="9.717cm" svg:y1="8.547cm" svg:x2="9.767cm" svg:y2="9.045cm" svg:d="M9717 8547l53 499h-3v-1" svg:viewBox="0 0 54 500">
          <text:p/>
        </draw:connector>
        <draw:connector draw:style-name="gr10" draw:text-style-name="P2" draw:layer="layout" svg:x1="9.205cm" svg:y1="9.75cm" svg:x2="9.255cm" svg:y2="10.249cm" svg:d="M9205 9750l53 499h-3" svg:viewBox="0 0 54 500">
          <text:p/>
        </draw:connector>
        <draw:connector draw:style-name="gr8" draw:text-style-name="P2" xml:id="id108" draw:id="id108" draw:layer="layout" draw:type="line" svg:x1="10.494cm" svg:y1="9.859cm" svg:x2="9.876cm" svg:y2="10.057cm" draw:start-shape="id4" draw:start-glue-point="2" draw:end-shape="id5" draw:end-glue-point="2" svg:d="M10494 9859l-618 198" svg:viewBox="0 0 619 199">
          <text:p/>
        </draw:connector>
        <draw:connector draw:style-name="gr8" draw:text-style-name="P2" xml:id="id110" draw:id="id110" draw:layer="layout" draw:type="line" svg:x1="9.093cm" svg:y1="8.735cm" svg:x2="8.481cm" svg:y2="9.054cm" draw:start-shape="id6" draw:start-glue-point="0" draw:end-shape="id2" draw:end-glue-point="3" svg:d="M9093 8735l-612 319" svg:viewBox="0 0 613 320">
          <text:p/>
        </draw:connector>
        <draw:connector draw:style-name="gr11" draw:text-style-name="P2" xml:id="id64" draw:id="id64" draw:layer="layout" draw:type="line" svg:x1="8.601cm" svg:y1="10.064cm" svg:x2="8.831cm" svg:y2="10.418cm" draw:start-shape="id7" draw:start-glue-point="8" svg:d="M8601 10064l230 354" svg:viewBox="0 0 231 355">
          <text:p/>
        </draw:connector>
        <draw:connector draw:style-name="gr12" draw:text-style-name="P2" xml:id="id65" draw:id="id65" draw:layer="layout" draw:type="line" svg:x1="7.996cm" svg:y1="10.383cm" svg:x2="8.362cm" svg:y2="10.692cm" draw:start-shape="id8" draw:start-glue-point="8" svg:d="M7996 10383l366 309" svg:viewBox="0 0 367 310">
          <text:p/>
        </draw:connector>
        <draw:connector draw:style-name="gr12" draw:text-style-name="P2" xml:id="id67" draw:id="id67" draw:layer="layout" draw:type="line" svg:x1="7.236cm" svg:y1="11.153cm" svg:x2="7.654cm" svg:y2="11.428cm" draw:start-shape="id9" draw:start-glue-point="7" svg:d="M7236 11153l418 275" svg:viewBox="0 0 419 276">
          <text:p/>
        </draw:connector>
        <draw:connector draw:style-name="gr12" draw:text-style-name="P2" xml:id="id73" draw:id="id73" draw:layer="layout" draw:type="line" svg:x1="6.445cm" svg:y1="12.13cm" svg:x2="6.879cm" svg:y2="12.294cm" draw:start-shape="id10" draw:start-glue-point="7" svg:d="M6445 12130l434 164" svg:viewBox="0 0 435 165">
          <text:p/>
        </draw:connector>
        <draw:connector draw:style-name="gr12" draw:text-style-name="P2" xml:id="id68" draw:id="id68" draw:layer="layout" draw:type="line" svg:x1="7.306cm" svg:y1="10.401cm" svg:x2="6.911cm" svg:y2="10.129cm" draw:start-shape="id11" draw:start-glue-point="11" svg:d="M7306 10401l-395-272" svg:viewBox="0 0 396 273">
          <text:p/>
        </draw:connector>
        <draw:connector draw:style-name="gr12" draw:text-style-name="P2" xml:id="id70" draw:id="id70" draw:layer="layout" draw:type="line" svg:x1="6.375cm" svg:y1="11.265cm" svg:x2="5.939cm" svg:y2="11.008cm" draw:start-shape="id12" draw:start-glue-point="11" svg:d="M6375 11265l-436-257" svg:viewBox="0 0 437 258">
          <text:p/>
        </draw:connector>
        <draw:connector draw:style-name="gr12" draw:text-style-name="P2" xml:id="id76" draw:id="id76" draw:layer="layout" draw:type="line" svg:x1="5.737cm" svg:y1="12.482cm" svg:x2="5.207cm" svg:y2="12.286cm" draw:start-shape="id13" draw:start-glue-point="11" svg:d="M5737 12482l-530-196" svg:viewBox="0 0 531 197">
          <text:p/>
        </draw:connector>
        <draw:connector draw:style-name="gr12" draw:text-style-name="P2" xml:id="id75" draw:id="id75" draw:layer="layout" draw:type="line" svg:x1="5.946cm" svg:y1="13.46cm" svg:x2="6.513cm" svg:y2="13.54cm" draw:start-shape="id14" draw:start-glue-point="7" svg:d="M5946 13460l567 80" svg:viewBox="0 0 568 81">
          <text:p/>
        </draw:connector>
        <draw:connector draw:style-name="gr12" draw:text-style-name="P2" xml:id="id78" draw:id="id78" draw:layer="layout" draw:type="line" svg:x1="5.308cm" svg:y1="13.985cm" svg:x2="4.768cm" svg:y2="13.886cm" draw:start-shape="id15" draw:start-glue-point="10" svg:d="M5308 13985l-540-99" svg:viewBox="0 0 541 100">
          <text:p/>
        </draw:connector>
        <draw:connector draw:style-name="gr12" draw:text-style-name="P2" xml:id="id81" draw:id="id81" draw:layer="layout" draw:type="line" svg:x1="5.742cm" svg:y1="14.449cm" svg:x2="6.268cm" svg:y2="14.466cm" draw:start-shape="id16" draw:start-glue-point="6" svg:d="M5742 14449l526 17" svg:viewBox="0 0 527 18">
          <text:p/>
        </draw:connector>
        <draw:connector draw:style-name="gr12" draw:text-style-name="P2" xml:id="id84" draw:id="id84" draw:layer="layout" draw:type="line" svg:x1="5.162cm" svg:y1="15.022cm" svg:x2="4.686cm" svg:y2="15.055cm" draw:start-shape="id17" draw:start-glue-point="10" svg:d="M5162 15022l-476 33" svg:viewBox="0 0 477 34">
          <text:p/>
        </draw:connector>
        <draw:connector draw:style-name="gr12" draw:text-style-name="P2" xml:id="id83" draw:id="id83" draw:layer="layout" draw:type="line" svg:x1="5.735cm" svg:y1="15.599cm" svg:x2="6.146cm" svg:y2="15.571cm" draw:start-shape="id18" draw:start-glue-point="6" svg:d="M5735 15599l411-28" svg:viewBox="0 0 412 29">
          <text:p/>
        </draw:connector>
        <draw:connector draw:style-name="gr12" draw:text-style-name="P2" xml:id="id86" draw:id="id86" draw:layer="layout" draw:type="line" svg:x1="5.295cm" svg:y1="16.285cm" svg:x2="4.832cm" svg:y2="16.377cm" draw:start-shape="id19" draw:start-glue-point="10" svg:d="M5295 16285l-463 92" svg:viewBox="0 0 464 93">
          <text:p/>
        </draw:connector>
        <draw:connector draw:style-name="gr12" draw:text-style-name="P2" xml:id="id89" draw:id="id89" draw:layer="layout" draw:type="line" svg:x1="5.994cm" svg:y1="16.849cm" svg:x2="6.346cm" svg:y2="16.702cm" draw:start-shape="id20" draw:start-glue-point="6" svg:d="M5994 16849l352-147" svg:viewBox="0 0 353 148">
          <text:p/>
        </draw:connector>
        <draw:connector draw:style-name="gr12" draw:text-style-name="P2" xml:id="id92" draw:id="id92" draw:layer="layout" draw:type="line" svg:x1="5.667cm" svg:y1="17.395cm" svg:x2="5.297cm" svg:y2="17.686cm" draw:start-shape="id21" draw:start-glue-point="10" svg:d="M5667 17395l-370 291" svg:viewBox="0 0 371 292">
          <text:p/>
        </draw:connector>
        <draw:connector draw:style-name="gr12" draw:text-style-name="P2" xml:id="id91" draw:id="id91" draw:layer="layout" draw:type="line" svg:x1="6.26cm" svg:y1="17.662cm" svg:x2="6.636cm" svg:y2="17.443cm" draw:start-shape="id22" draw:start-glue-point="5" svg:d="M6260 17662l376-219" svg:viewBox="0 0 377 220">
          <text:p/>
        </draw:connector>
        <draw:connector draw:style-name="gr12" draw:text-style-name="P2" xml:id="id94" draw:id="id94" draw:layer="layout" draw:type="line" svg:x1="6.246cm" svg:y1="18.537cm" svg:x2="5.868cm" svg:y2="18.827cm" draw:start-shape="id23" draw:start-glue-point="9" svg:d="M6246 18537l-378 290" svg:viewBox="0 0 379 291">
          <text:p/>
        </draw:connector>
        <draw:connector draw:style-name="gr12" draw:text-style-name="P2" xml:id="id116" draw:id="id116" draw:layer="layout" draw:type="line" svg:x1="7.024cm" svg:y1="18.859cm" svg:x2="7.33cm" svg:y2="18.59cm" draw:start-shape="id24" draw:start-glue-point="5" svg:d="M7024 18859l306-269" svg:viewBox="0 0 307 270">
          <text:p/>
        </draw:connector>
        <draw:connector draw:style-name="gr12" draw:text-style-name="P2" xml:id="id118" draw:id="id118" draw:layer="layout" draw:type="line" svg:x1="7.402cm" svg:y1="19.82cm" svg:x2="7.101cm" svg:y2="20.17cm" draw:start-shape="id25" draw:start-glue-point="9" svg:d="M7402 19820l-301 350" svg:viewBox="0 0 302 351">
          <text:p/>
        </draw:connector>
        <draw:connector draw:style-name="gr12" draw:text-style-name="P2" xml:id="id117" draw:id="id117" draw:layer="layout" draw:type="line" svg:x1="8.154cm" svg:y1="19.889cm" svg:x2="8.445cm" svg:y2="19.531cm" draw:start-shape="id26" draw:start-glue-point="5" svg:d="M8154 19889l291-358" svg:viewBox="0 0 292 359">
          <text:p/>
        </draw:connector>
        <draw:connector draw:style-name="gr12" draw:text-style-name="P2" xml:id="id120" draw:id="id120" draw:layer="layout" draw:type="line" svg:x1="8.506cm" svg:y1="20.598cm" svg:x2="8.346cm" svg:y2="20.919cm" draw:start-shape="id27" draw:start-glue-point="9" svg:d="M8506 20598l-160 321" svg:viewBox="0 0 161 322">
          <text:p/>
        </draw:connector>
        <draw:connector draw:style-name="gr12" draw:text-style-name="P2" xml:id="id124" draw:id="id124" draw:layer="layout" draw:type="line" svg:x1="9.497cm" svg:y1="20.514cm" svg:x2="9.705cm" svg:y2="20.087cm" draw:start-shape="id28" draw:start-glue-point="5" svg:d="M9497 20514l208-427" svg:viewBox="0 0 209 428">
          <text:p/>
        </draw:connector>
        <draw:connector draw:style-name="gr12" draw:text-style-name="P2" xml:id="id127" draw:id="id127" draw:layer="layout" draw:type="line" svg:x1="9.896cm" svg:y1="21.166cm" svg:x2="9.657cm" svg:y2="21.641cm" draw:start-shape="id29" draw:start-glue-point="8" svg:d="M9896 21166l-239 475" svg:viewBox="0 0 240 476">
          <text:p/>
        </draw:connector>
        <draw:connector draw:style-name="gr12" draw:text-style-name="P2" xml:id="id126" draw:id="id126" draw:layer="layout" draw:type="line" svg:x1="10.56cm" svg:y1="20.913cm" svg:x2="10.751cm" svg:y2="20.509cm" draw:start-shape="id30" draw:start-glue-point="5" svg:d="M10560 20913l191-404" svg:viewBox="0 0 192 405">
          <text:p/>
        </draw:connector>
        <draw:connector draw:style-name="gr12" draw:text-style-name="P2" xml:id="id129" draw:id="id129" draw:layer="layout" draw:type="line" svg:x1="11.072cm" svg:y1="21.425cm" svg:x2="11.031cm" svg:y2="21.865cm" draw:start-shape="id31" draw:start-glue-point="8" svg:d="M11072 21425l-41 440" svg:viewBox="0 0 42 441">
          <text:p/>
        </draw:connector>
        <draw:connector draw:style-name="gr12" draw:text-style-name="P2" xml:id="id131" draw:id="id131" draw:layer="layout" draw:type="line" svg:x1="11.663cm" svg:y1="20.978cm" svg:x2="11.708cm" svg:y2="20.594cm" draw:start-shape="id32" draw:start-glue-point="4" svg:d="M11663 20978l45-384" svg:viewBox="0 0 46 385">
          <text:p/>
        </draw:connector>
        <draw:connector draw:style-name="gr12" draw:text-style-name="P2" xml:id="id134" draw:id="id134" draw:layer="layout" draw:type="line" svg:x1="12.475cm" svg:y1="21.405cm" svg:x2="12.513cm" svg:y2="21.887cm" draw:start-shape="id33" draw:start-glue-point="8" svg:d="M12475 21405l38 482" svg:viewBox="0 0 39 483">
          <text:p/>
        </draw:connector>
        <draw:connector draw:style-name="gr12" draw:text-style-name="P2" xml:id="id136" draw:id="id136" draw:layer="layout" draw:type="line" svg:x1="13.052cm" svg:y1="20.832cm" svg:x2="12.984cm" svg:y2="20.467cm" draw:start-shape="id34" draw:start-glue-point="4" svg:d="M13052 20832l-68-365" svg:viewBox="0 0 69 366">
          <text:p/>
        </draw:connector>
        <draw:connector draw:style-name="gr12" draw:text-style-name="P2" xml:id="id137" draw:id="id137" draw:layer="layout" draw:type="line" svg:x1="13.725cm" svg:y1="21.158cm" svg:x2="13.915cm" svg:y2="21.658cm" draw:start-shape="id35" svg:d="M13725 21158l190 500" svg:viewBox="0 0 191 501">
          <text:p/>
        </draw:connector>
        <draw:connector draw:style-name="gr12" draw:text-style-name="P2" xml:id="id139" draw:id="id139" draw:layer="layout" draw:type="line" svg:x1="14.289cm" svg:y1="20.447cm" svg:x2="14.035cm" svg:y2="20.077cm" draw:start-shape="id36" draw:start-glue-point="4" svg:d="M14289 20447l-254-370" svg:viewBox="0 0 255 371">
          <text:p/>
        </draw:connector>
        <draw:connector draw:style-name="gr12" draw:text-style-name="P2" xml:id="id143" draw:id="id143" draw:layer="layout" draw:type="line" svg:x1="15.119cm" svg:y1="20.541cm" svg:x2="15.498cm" svg:y2="21.014cm" draw:start-shape="id37" draw:start-glue-point="7" svg:d="M15119 20541l379 473" svg:viewBox="0 0 380 474">
          <text:p/>
        </draw:connector>
        <draw:connector draw:style-name="gr12" draw:text-style-name="P2" xml:id="id142" draw:id="id142" draw:layer="layout" draw:type="line" svg:x1="15.315cm" svg:y1="19.775cm" svg:x2="15.018cm" svg:y2="19.509cm" draw:start-shape="id38" draw:start-glue-point="11" svg:d="M15315 19775l-297-266" svg:viewBox="0 0 298 267">
          <text:p/>
        </draw:connector>
        <draw:connector draw:style-name="gr12" draw:text-style-name="P2" xml:id="id145" draw:id="id145" draw:layer="layout" draw:type="line" svg:x1="16.315cm" svg:y1="19.776cm" svg:x2="16.631cm" svg:y2="20.124cm" draw:start-shape="id39" draw:start-glue-point="7" svg:d="M16315 19776l316 348" svg:viewBox="0 0 317 349">
          <text:p/>
        </draw:connector>
        <draw:connector draw:style-name="gr12" draw:text-style-name="P2" xml:id="id147" draw:id="id147" draw:layer="layout" draw:type="line" svg:x1="16.372cm" svg:y1="18.898cm" svg:x2="15.96cm" svg:y2="18.604cm" draw:start-shape="id40" draw:start-glue-point="11" svg:d="M16372 18898l-412-294" svg:viewBox="0 0 413 295">
          <text:p/>
        </draw:connector>
        <draw:connector draw:style-name="gr12" draw:text-style-name="P2" xml:id="id152" draw:id="id152" draw:layer="layout" draw:type="line" svg:x1="17.22cm" svg:y1="18.66cm" svg:x2="17.629cm" svg:y2="18.968cm" draw:start-shape="id41" draw:start-glue-point="7" svg:d="M17220 18660l409 308" svg:viewBox="0 0 410 309">
          <text:p/>
        </draw:connector>
        <draw:connector draw:style-name="gr12" draw:text-style-name="P2" xml:id="id150" draw:id="id150" draw:layer="layout" draw:type="line" svg:x1="17.15cm" svg:y1="17.795cm" svg:x2="16.69cm" svg:y2="17.566cm" draw:start-shape="id42" draw:start-glue-point="11" svg:d="M17150 17795l-460-229" svg:viewBox="0 0 461 230">
          <text:p/>
        </draw:connector>
        <draw:connector draw:style-name="gr12" draw:text-style-name="P2" xml:id="id153" draw:id="id153" draw:layer="layout" draw:type="line" svg:x1="17.858cm" svg:y1="17.443cm" svg:x2="18.368cm" svg:y2="17.697cm" draw:start-shape="id43" draw:start-glue-point="7" svg:d="M17858 17443l510 254" svg:viewBox="0 0 511 255">
          <text:p/>
        </draw:connector>
        <draw:connector draw:style-name="gr12" draw:text-style-name="P2" xml:id="id155" draw:id="id155" draw:layer="layout" draw:type="line" svg:x1="17.648cm" svg:y1="16.465cm" svg:x2="17.053cm" svg:y2="16.28cm" draw:start-shape="id44" draw:start-glue-point="11" svg:d="M17648 16465l-595-185" svg:viewBox="0 0 596 186">
          <text:p/>
        </draw:connector>
        <draw:connector draw:style-name="gr12" draw:text-style-name="P2" xml:id="id160" draw:id="id160" draw:layer="layout" draw:type="line" svg:x1="18.286cm" svg:y1="15.94cm" svg:x2="18.79cm" svg:y2="15.995cm" draw:start-shape="id45" draw:start-glue-point="6" svg:d="M18286 15940l504 55" svg:viewBox="0 0 505 56">
          <text:p/>
        </draw:connector>
        <draw:connector draw:style-name="gr12" draw:text-style-name="P2" xml:id="id158" draw:id="id158" draw:layer="layout" draw:type="line" svg:x1="17.852cm" svg:y1="15.476cm" svg:x2="17.281cm" svg:y2="15.404cm" draw:start-shape="id46" draw:start-glue-point="10" svg:d="M17852 15476l-571-72" svg:viewBox="0 0 572 73">
          <text:p/>
        </draw:connector>
        <draw:connector draw:style-name="gr12" draw:text-style-name="P2" xml:id="id161" draw:id="id161" draw:layer="layout" draw:type="line" svg:x1="18.292cm" svg:y1="14.79cm" svg:x2="18.749cm" svg:y2="14.772cm" draw:start-shape="id47" draw:start-glue-point="6" svg:d="M18292 14790l457-18" svg:viewBox="0 0 458 19">
          <text:p/>
        </draw:connector>
        <draw:connector draw:style-name="gr12" draw:text-style-name="P2" xml:id="id163" draw:id="id163" draw:layer="layout" draw:type="line" svg:x1="17.732cm" svg:y1="14.339cm" svg:x2="17.223cm" svg:y2="14.399cm" draw:start-shape="id48" draw:start-glue-point="10" svg:d="M17732 14339l-509 60" svg:viewBox="0 0 510 61">
          <text:p/>
        </draw:connector>
        <draw:connector draw:style-name="gr12" draw:text-style-name="P2" xml:id="id168" draw:id="id168" draw:layer="layout" draw:type="line" svg:x1="18.173cm" svg:y1="13.653cm" svg:x2="18.635cm" svg:y2="13.549cm" draw:start-shape="id49" draw:start-glue-point="6" svg:d="M18173 13653l462-104" svg:viewBox="0 0 463 105">
          <text:p/>
        </draw:connector>
        <draw:connector draw:style-name="gr12" draw:text-style-name="P2" xml:id="id166" draw:id="id166" draw:layer="layout" draw:type="line" svg:x1="17.473cm" svg:y1="13.089cm" svg:x2="17.009cm" svg:y2="13.208cm" draw:start-shape="id50" draw:start-glue-point="10" svg:d="M17473 13089l-464 119" svg:viewBox="0 0 465 120">
          <text:p/>
        </draw:connector>
        <draw:connector draw:style-name="gr12" draw:text-style-name="P2" xml:id="id169" draw:id="id169" draw:layer="layout" draw:type="line" svg:x1="17.788cm" svg:y1="12.417cm" svg:x2="18.203cm" svg:y2="12.237cm" draw:start-shape="id51" draw:start-glue-point="6" svg:d="M17788 12417l415-180" svg:viewBox="0 0 416 181">
          <text:p/>
        </draw:connector>
        <draw:connector draw:style-name="gr12" draw:text-style-name="P2" xml:id="id171" draw:id="id171" draw:layer="layout" draw:type="line" svg:x1="16.962cm" svg:y1="11.866cm" svg:x2="16.549cm" svg:y2="12.192cm" draw:start-shape="id52" draw:start-glue-point="10" svg:d="M16962 11866l-413 326" svg:viewBox="0 0 414 327">
          <text:p/>
        </draw:connector>
        <draw:connector draw:style-name="gr12" draw:text-style-name="P2" xml:id="id176" draw:id="id176" draw:layer="layout" draw:type="line" svg:x1="16.93cm" svg:y1="11.049cm" svg:x2="17.227cm" svg:y2="10.736cm" draw:start-shape="id53" draw:start-glue-point="5" svg:d="M16930 11049l297-313" svg:viewBox="0 0 298 314">
          <text:p/>
        </draw:connector>
        <draw:connector draw:style-name="gr12" draw:text-style-name="P2" xml:id="id174" draw:id="id174" draw:layer="layout" draw:type="line" svg:x1="16.178cm" svg:y1="10.98cm" svg:x2="15.825cm" svg:y2="11.285cm" draw:start-shape="id54" draw:start-glue-point="9" svg:d="M16178 10980l-353 305" svg:viewBox="0 0 354 306">
          <text:p/>
        </draw:connector>
        <draw:connector draw:style-name="gr12" draw:text-style-name="P2" xml:id="id177" draw:id="id177" draw:layer="layout" draw:type="line" svg:x1="16.066cm" svg:y1="10.119cm" svg:x2="16.355cm" svg:y2="9.77cm" draw:start-shape="id55" draw:start-glue-point="5" svg:d="M16066 10119l289-349" svg:viewBox="0 0 290 350">
          <text:p/>
        </draw:connector>
        <draw:connector draw:style-name="gr12" draw:text-style-name="P2" xml:id="id179" draw:id="id179" draw:layer="layout" draw:type="line" svg:x1="15.201cm" svg:y1="10.189cm" svg:x2="14.96cm" svg:y2="10.517cm" draw:start-shape="id56" draw:start-glue-point="9" svg:d="M15201 10189l-241 328" svg:viewBox="0 0 242 329">
          <text:p/>
        </draw:connector>
        <draw:connector draw:style-name="gr12" draw:text-style-name="P2" xml:id="id184" draw:id="id184" draw:layer="layout" draw:type="line" svg:x1="14.976cm" svg:y1="9.467cm" svg:x2="15.29cm" svg:y2="9.117cm" draw:start-shape="id57" draw:start-glue-point="5" svg:d="M14976 9467l314-350" svg:viewBox="0 0 315 351">
          <text:p/>
        </draw:connector>
        <draw:connector draw:style-name="gr12" draw:text-style-name="P2" xml:id="id182" draw:id="id182" draw:layer="layout" draw:type="line" svg:x1="14.124cm" svg:y1="9.663cm" svg:x2="13.932cm" svg:y2="10.086cm" draw:start-shape="id58" draw:start-glue-point="9" svg:d="M14124 9663l-192 423" svg:viewBox="0 0 193 424">
          <text:p/>
        </draw:connector>
        <draw:connector draw:style-name="gr12" draw:text-style-name="P2" xml:id="id185" draw:id="id185" draw:layer="layout" draw:type="line" svg:x1="13.726cm" svg:y1="9.013cm" svg:x2="13.867cm" svg:y2="8.619cm" draw:start-shape="id59" draw:start-glue-point="4" svg:d="M13726 9013l141-394" svg:viewBox="0 0 142 395">
          <text:p/>
        </draw:connector>
        <draw:connector draw:style-name="gr12" draw:text-style-name="P2" xml:id="id187" draw:id="id187" draw:layer="layout" draw:type="line" svg:x1="13.122cm" svg:y1="9.334cm" svg:x2="12.964cm" svg:y2="9.765cm" draw:start-shape="id60" draw:start-glue-point="8" svg:d="M13122 9334l-158 431" svg:viewBox="0 0 159 432">
          <text:p/>
        </draw:connector>
        <draw:connector draw:style-name="gr12" draw:text-style-name="P2" xml:id="id192" draw:id="id192" draw:layer="layout" draw:type="line" svg:x1="12.423cm" svg:y1="8.767cm" svg:x2="12.568cm" svg:y2="8.326cm" draw:start-shape="id61" draw:start-glue-point="4" svg:d="M12423 8767l145-441" svg:viewBox="0 0 146 442">
          <text:p/>
        </draw:connector>
        <draw:connector draw:style-name="gr12" draw:text-style-name="P2" xml:id="id190" draw:id="id190" draw:layer="layout" draw:type="line" svg:x1="11.832cm" svg:y1="9.214cm" svg:x2="11.813cm" svg:y2="9.654cm" draw:start-shape="id62" draw:start-glue-point="8" svg:d="M11832 9214l-19 440" svg:viewBox="0 0 20 441">
          <text:p/>
        </draw:connector>
        <draw:connector draw:style-name="gr11" draw:text-style-name="P2" xml:id="id191" draw:id="id191" draw:layer="layout" draw:type="line" svg:x1="11.778cm" svg:y1="8.707cm" svg:x2="11.801cm" svg:y2="8.229cm" draw:start-shape="id62" draw:start-glue-point="4" svg:d="M11778 8707l23-478" svg:viewBox="0 0 24 479">
          <text:p/>
        </draw:connector>
        <draw:connector draw:style-name="gr11" draw:text-style-name="P2" xml:id="id189" draw:id="id189" draw:layer="layout" draw:type="line" svg:x1="12.477cm" svg:y1="9.274cm" svg:x2="12.355cm" svg:y2="9.678cm" draw:start-shape="id61" draw:start-glue-point="8" svg:d="M12477 9274l-122 404" svg:viewBox="0 0 123 405">
          <text:p/>
        </draw:connector>
        <draw:connector draw:style-name="gr11" draw:text-style-name="P2" xml:id="id186" draw:id="id186" draw:layer="layout" draw:type="line" svg:x1="13.255cm" svg:y1="8.882cm" svg:x2="13.352cm" svg:y2="8.53cm" draw:start-shape="id60" draw:start-glue-point="5" svg:d="M13255 8882l97-352" svg:viewBox="0 0 98 353">
          <text:p/>
        </draw:connector>
        <draw:connector draw:style-name="gr11" draw:text-style-name="P2" xml:id="id188" draw:id="id188" draw:layer="layout" draw:type="line" svg:x1="13.593cm" svg:y1="9.464cm" svg:x2="13.49cm" svg:y2="9.894cm" draw:start-shape="id59" draw:start-glue-point="9" svg:d="M13593 9464l-103 430" svg:viewBox="0 0 104 431">
          <text:p/>
        </draw:connector>
        <draw:connector draw:style-name="gr11" draw:text-style-name="P2" xml:id="id183" draw:id="id183" draw:layer="layout" draw:type="line" svg:x1="14.444cm" svg:y1="9.267cm" svg:x2="14.626cm" svg:y2="8.895cm" draw:start-shape="id58" draw:start-glue-point="5" svg:d="M14444 9267l182-372" svg:viewBox="0 0 183 373">
          <text:p/>
        </draw:connector>
        <draw:connector draw:style-name="gr11" draw:text-style-name="P2" xml:id="id181" draw:id="id181" draw:layer="layout" draw:type="line" svg:x1="14.656cm" svg:y1="9.863cm" svg:x2="14.496cm" svg:y2="10.259cm" draw:start-shape="id57" draw:start-glue-point="9" svg:d="M14656 9863l-160 396" svg:viewBox="0 0 161 397">
          <text:p/>
        </draw:connector>
        <draw:connector draw:style-name="gr11" draw:text-style-name="P2" xml:id="id178" draw:id="id178" draw:layer="layout" draw:type="line" svg:x1="15.521cm" svg:y1="9.793cm" svg:x2="15.835cm" svg:y2="9.429cm" draw:start-shape="id56" draw:start-glue-point="5" svg:d="M15521 9793l314-364" svg:viewBox="0 0 315 365">
          <text:p/>
        </draw:connector>
        <draw:connector draw:style-name="gr11" draw:text-style-name="P2" xml:id="id180" draw:id="id180" draw:layer="layout" draw:type="line" svg:x1="15.746cm" svg:y1="10.515cm" svg:x2="15.506cm" svg:y2="10.841cm" draw:start-shape="id55" draw:start-glue-point="9" svg:d="M15746 10515l-240 326" svg:viewBox="0 0 241 327">
          <text:p/>
        </draw:connector>
        <draw:connector draw:style-name="gr11" draw:text-style-name="P2" xml:id="id175" draw:id="id175" draw:layer="layout" draw:type="line" svg:x1="16.498cm" svg:y1="10.584cm" svg:x2="16.815cm" svg:y2="10.247cm" draw:start-shape="id54" draw:start-glue-point="5" svg:d="M16498 10584l317-337" svg:viewBox="0 0 318 338">
          <text:p/>
        </draw:connector>
        <draw:connector draw:style-name="gr11" draw:text-style-name="P2" xml:id="id170" draw:id="id170" draw:layer="layout" draw:type="line" svg:x1="17.376cm" svg:y1="11.641cm" svg:x2="17.761cm" svg:y2="11.396cm" draw:start-shape="id52" draw:start-glue-point="5" svg:d="M17376 11641l385-245" svg:viewBox="0 0 386 246">
          <text:p/>
        </draw:connector>
        <draw:connector draw:style-name="gr11" draw:text-style-name="P2" xml:id="id172" draw:id="id172" draw:layer="layout" draw:type="line" svg:x1="17.281cm" svg:y1="12.471cm" svg:x2="16.798cm" svg:y2="12.746cm" draw:start-shape="id51" draw:start-glue-point="10" svg:d="M17281 12471l-483 275" svg:viewBox="0 0 484 276">
          <text:p/>
        </draw:connector>
        <draw:connector draw:style-name="gr11" draw:text-style-name="P2" xml:id="id167" draw:id="id167" draw:layer="layout" draw:type="line" svg:x1="17.98cm" svg:y1="13.035cm" svg:x2="18.494cm" svg:y2="12.915cm" draw:start-shape="id50" draw:start-glue-point="6" svg:d="M17980 13035l514-120" svg:viewBox="0 0 515 121">
          <text:p/>
        </draw:connector>
        <draw:connector draw:style-name="gr11" draw:text-style-name="P2" xml:id="id165" draw:id="id165" draw:layer="layout" draw:type="line" svg:x1="17.666cm" svg:y1="13.707cm" svg:x2="17.111cm" svg:y2="13.838cm" draw:start-shape="id49" draw:start-glue-point="10" svg:d="M17666 13707l-555 131" svg:viewBox="0 0 556 132">
          <text:p/>
        </draw:connector>
        <draw:connector draw:style-name="gr11" draw:text-style-name="P2" xml:id="id162" draw:id="id162" draw:layer="layout" draw:type="line" svg:x1="18.239cm" svg:y1="14.285cm" svg:x2="18.74cm" svg:y2="14.227cm" draw:start-shape="id48" draw:start-glue-point="6" svg:d="M18239 14285l501-58" svg:viewBox="0 0 502 59">
          <text:p/>
        </draw:connector>
        <draw:connector draw:style-name="gr11" draw:text-style-name="P2" xml:id="id164" draw:id="id164" draw:layer="layout" draw:type="line" svg:x1="17.785cm" svg:y1="14.844cm" svg:x2="17.244cm" svg:y2="14.909cm" draw:start-shape="id47" draw:start-glue-point="10" svg:d="M17785 14844l-541 65" svg:viewBox="0 0 542 66">
          <text:p/>
        </draw:connector>
        <draw:connector draw:style-name="gr11" draw:text-style-name="P2" xml:id="id159" draw:id="id159" draw:layer="layout" draw:type="line" svg:x1="18.359cm" svg:y1="15.422cm" svg:x2="18.794cm" svg:y2="15.442cm" draw:start-shape="id46" draw:start-glue-point="6" svg:d="M18359 15422l435 20" svg:viewBox="0 0 436 21">
          <text:p/>
        </draw:connector>
        <draw:connector draw:style-name="gr11" draw:text-style-name="P2" xml:id="id157" draw:id="id157" draw:layer="layout" draw:type="line" svg:x1="17.779cm" svg:y1="15.994cm" svg:x2="17.228cm" svg:y2="15.866cm" draw:start-shape="id45" draw:start-glue-point="10" svg:d="M17779 15994l-551-128" svg:viewBox="0 0 552 129">
          <text:p/>
        </draw:connector>
        <draw:connector draw:style-name="gr11" draw:text-style-name="P2" xml:id="id154" draw:id="id154" draw:layer="layout" draw:type="line" svg:x1="18.099cm" svg:y1="16.598cm" svg:x2="18.673cm" svg:y2="16.765cm" draw:start-shape="id44" draw:start-glue-point="6" svg:d="M18099 16598l574 167" svg:viewBox="0 0 575 168">
          <text:p/>
        </draw:connector>
        <draw:connector draw:style-name="gr11" draw:text-style-name="P2" xml:id="id156" draw:id="id156" draw:layer="layout" draw:type="line" svg:x1="17.462cm" svg:y1="17.123cm" svg:x2="16.887cm" svg:y2="16.898cm" draw:start-shape="id43" draw:start-glue-point="11" svg:d="M17462 17123l-575-225" svg:viewBox="0 0 576 226">
          <text:p/>
        </draw:connector>
        <draw:connector draw:style-name="gr11" draw:text-style-name="P2" xml:id="id151" draw:id="id151" draw:layer="layout" draw:type="line" svg:x1="17.546cm" svg:y1="18.115cm" svg:x2="18.064cm" svg:y2="18.431cm" draw:start-shape="id42" draw:start-glue-point="7" svg:d="M17546 18115l518 316" svg:viewBox="0 0 519 317">
          <text:p/>
        </draw:connector>
        <draw:connector draw:style-name="gr11" draw:text-style-name="P2" xml:id="id149" draw:id="id149" draw:layer="layout" draw:type="line" svg:x1="16.824cm" svg:y1="18.34cm" svg:x2="16.296cm" svg:y2="18.037cm" draw:start-shape="id41" draw:start-glue-point="11" svg:d="M16824 18340l-528-303" svg:viewBox="0 0 529 304">
          <text:p/>
        </draw:connector>
        <draw:connector draw:style-name="gr11" draw:text-style-name="P2" xml:id="id146" draw:id="id146" draw:layer="layout" draw:type="line" svg:x1="16.768cm" svg:y1="19.218cm" svg:x2="17.131cm" svg:y2="19.553cm" draw:start-shape="id40" draw:start-glue-point="7" svg:d="M16768 19218l363 335" svg:viewBox="0 0 364 336">
          <text:p/>
        </draw:connector>
        <draw:connector draw:style-name="gr11" draw:text-style-name="P2" xml:id="id148" draw:id="id148" draw:layer="layout" draw:type="line" svg:x1="15.919cm" svg:y1="19.456cm" svg:x2="15.481cm" svg:y2="19.026cm" draw:start-shape="id39" draw:start-glue-point="11" svg:d="M15919 19456l-438-430" svg:viewBox="0 0 439 431">
          <text:p/>
        </draw:connector>
        <draw:connector draw:style-name="gr11" draw:text-style-name="P2" xml:id="id144" draw:id="id144" draw:layer="layout" draw:type="line" svg:x1="15.711cm" svg:y1="20.095cm" svg:x2="16.077cm" svg:y2="20.495cm" draw:start-shape="id38" draw:start-glue-point="7" svg:d="M15711 20095l366 400" svg:viewBox="0 0 367 401">
          <text:p/>
        </draw:connector>
        <draw:connector draw:style-name="gr11" draw:text-style-name="P2" xml:id="id141" draw:id="id141" draw:layer="layout" draw:type="line" svg:x1="14.723cm" svg:y1="20.221cm" svg:x2="14.433cm" svg:y2="19.844cm" draw:start-shape="id37" draw:start-glue-point="11" svg:d="M14723 20221l-290-377" svg:viewBox="0 0 291 378">
          <text:p/>
        </draw:connector>
        <draw:connector draw:style-name="gr11" draw:text-style-name="P2" xml:id="id138" draw:id="id138" draw:layer="layout" draw:type="line" svg:x1="14.514cm" svg:y1="20.86cm" svg:x2="14.81cm" svg:y2="21.291cm" draw:start-shape="id36" draw:start-glue-point="7" svg:d="M14514 20860l296 431" svg:viewBox="0 0 297 432">
          <text:p/>
        </draw:connector>
        <draw:connector draw:style-name="gr11" draw:text-style-name="P2" xml:id="id140" draw:id="id140" draw:layer="layout" draw:type="line" svg:x1="13.671cm" svg:y1="20.639cm" svg:x2="13.502cm" svg:y2="20.268cm" draw:start-shape="id35" draw:start-glue-point="4" svg:d="M13671 20639l-169-371" svg:viewBox="0 0 170 372">
          <text:p/>
        </draw:connector>
        <draw:connector draw:style-name="gr11" draw:text-style-name="P2" xml:id="id135" draw:id="id135" draw:layer="layout" draw:type="line" svg:x1="13.106cm" svg:y1="21.339cm" svg:x2="13.218cm" svg:y2="21.847cm" draw:start-shape="id34" draw:start-glue-point="8" svg:d="M13106 21339l112 508" svg:viewBox="0 0 113 509">
          <text:p/>
        </draw:connector>
        <draw:connector draw:style-name="gr11" draw:text-style-name="P2" xml:id="id133" draw:id="id133" draw:layer="layout" draw:type="line" svg:x1="12.421cm" svg:y1="20.898cm" svg:x2="12.381cm" svg:y2="20.509cm" draw:start-shape="id33" draw:start-glue-point="4" svg:d="M12421 20898l-40-389" svg:viewBox="0 0 41 390">
          <text:p/>
        </draw:connector>
        <draw:connector draw:style-name="gr11" draw:text-style-name="P2" xml:id="id130" draw:id="id130" draw:layer="layout" draw:type="line" svg:x1="11.717cm" svg:y1="21.485cm" svg:x2="11.715cm" svg:y2="22.012cm" draw:start-shape="id32" draw:start-glue-point="8" svg:d="M11717 21485l-2 527" svg:viewBox="0 0 3 528">
          <text:p/>
        </draw:connector>
        <draw:connector draw:style-name="gr11" draw:text-style-name="P2" xml:id="id132" draw:id="id132" draw:layer="layout" draw:type="line" svg:x1="11.018cm" svg:y1="20.918cm" svg:x2="11.136cm" svg:y2="20.538cm" draw:start-shape="id31" draw:start-glue-point="4" svg:d="M11018 20918l118-380" svg:viewBox="0 0 119 381">
          <text:p/>
        </draw:connector>
        <draw:connector draw:style-name="gr11" draw:text-style-name="P2" xml:id="id128" draw:id="id128" draw:layer="layout" draw:type="line" svg:x1="10.427cm" svg:y1="21.365cm" svg:x2="10.201cm" svg:y2="21.83cm" draw:start-shape="id30" draw:start-glue-point="8" svg:d="M10427 21365l-226 465" svg:viewBox="0 0 227 466">
          <text:p/>
        </draw:connector>
        <draw:connector draw:style-name="gr11" draw:text-style-name="P2" xml:id="id125" draw:id="id125" draw:layer="layout" draw:type="line" svg:x1="10.029cm" svg:y1="20.714cm" svg:x2="10.225cm" svg:y2="20.306cm" draw:start-shape="id29" draw:start-glue-point="5" svg:d="M10029 20714l196-408" svg:viewBox="0 0 197 409">
          <text:p/>
        </draw:connector>
        <draw:connector draw:style-name="gr11" draw:text-style-name="P2" xml:id="id121" draw:id="id121" draw:layer="layout" draw:type="line" svg:x1="9.177cm" svg:y1="20.91cm" svg:x2="8.98cm" svg:y2="21.304cm" draw:start-shape="id28" draw:start-glue-point="9" svg:d="M9177 20910l-197 394" svg:viewBox="0 0 198 395">
          <text:p/>
        </draw:connector>
        <draw:connector draw:style-name="gr11" draw:text-style-name="P2" xml:id="id123" draw:id="id123" draw:layer="layout" draw:type="line" svg:x1="8.826cm" svg:y1="20.202cm" svg:x2="9.054cm" svg:y2="19.863cm" draw:start-shape="id27" draw:start-glue-point="5" svg:d="M8826 20202l228-339" svg:viewBox="0 0 229 340">
          <text:p/>
        </draw:connector>
        <draw:connector draw:style-name="gr11" draw:text-style-name="P2" xml:id="id119" draw:id="id119" draw:layer="layout" draw:type="line" svg:x1="7.834cm" svg:y1="20.285cm" svg:x2="7.56cm" svg:y2="20.641cm" draw:start-shape="id26" draw:start-glue-point="9" svg:d="M7834 20285l-274 356" svg:viewBox="0 0 275 357">
          <text:p/>
        </draw:connector>
        <draw:connector draw:style-name="gr11" draw:text-style-name="P2" draw:layer="layout" draw:type="line" svg:x1="7.722cm" svg:y1="19.424cm" svg:x2="7.96cm" svg:y2="18.983cm" draw:start-shape="id25" draw:start-glue-point="5" draw:end-shape="id63" draw:end-glue-point="2" svg:d="M7722 19424l238-441" svg:viewBox="0 0 239 442">
          <text:p/>
        </draw:connector>
        <draw:connector draw:style-name="gr11" draw:text-style-name="P2" xml:id="id114" draw:id="id114" draw:layer="layout" draw:type="line" svg:x1="6.704cm" svg:y1="19.255cm" svg:x2="6.333cm" svg:y2="19.549cm" draw:start-shape="id24" draw:start-glue-point="9" svg:d="M6704 19255l-371 294" svg:viewBox="0 0 372 295">
          <text:p/>
        </draw:connector>
        <draw:connector draw:style-name="gr11" draw:text-style-name="P2" xml:id="id115" draw:id="id115" draw:layer="layout" draw:type="line" svg:x1="6.566cm" svg:y1="18.141cm" svg:x2="6.946cm" svg:y2="17.867cm" draw:start-shape="id23" draw:start-glue-point="5" svg:d="M6566 18141l380-274" svg:viewBox="0 0 381 275">
          <text:p/>
        </draw:connector>
        <draw:connector draw:style-name="gr11" draw:text-style-name="P2" xml:id="id93" draw:id="id93" draw:layer="layout" draw:type="line" svg:x1="5.846cm" svg:y1="17.887cm" svg:x2="5.392cm" svg:y2="18.139cm" draw:start-shape="id22" draw:start-glue-point="10" svg:d="M5846 17887l-454 252" svg:viewBox="0 0 455 253">
          <text:p/>
        </draw:connector>
        <draw:connector draw:style-name="gr11" draw:text-style-name="P2" xml:id="id90" draw:id="id90" draw:layer="layout" draw:type="line" svg:x1="6.174cm" svg:y1="17.341cm" svg:x2="6.526cm" svg:y2="17.106cm" draw:start-shape="id21" draw:start-glue-point="6" svg:d="M6174 17341l352-235" svg:viewBox="0 0 353 236">
          <text:p/>
        </draw:connector>
        <draw:connector draw:style-name="gr11" draw:text-style-name="P2" xml:id="id87" draw:id="id87" draw:layer="layout" draw:type="line" svg:x1="5.487cm" svg:y1="16.903cm" svg:x2="5.06cm" svg:y2="17.117cm" draw:start-shape="id20" draw:start-glue-point="10" svg:d="M5487 16903l-427 214" svg:viewBox="0 0 428 215">
          <text:p/>
        </draw:connector>
        <draw:connector draw:style-name="gr11" draw:text-style-name="P2" xml:id="id88" draw:id="id88" draw:layer="layout" draw:type="line" svg:x1="5.802cm" svg:y1="16.231cm" svg:x2="6.187cm" svg:y2="16.153cm" draw:start-shape="id19" draw:start-glue-point="6" svg:d="M5802 16231l385-78" svg:viewBox="0 0 386 79">
          <text:p/>
        </draw:connector>
        <draw:connector draw:style-name="gr11" draw:text-style-name="P2" xml:id="id85" draw:id="id85" draw:layer="layout" draw:type="line" svg:x1="5.228cm" svg:y1="15.653cm" svg:x2="4.705cm" svg:y2="15.688cm" draw:start-shape="id18" draw:start-glue-point="10" svg:d="M5228 15653l-523 35" svg:viewBox="0 0 524 36">
          <text:p/>
        </draw:connector>
        <draw:connector draw:style-name="gr11" draw:text-style-name="P2" xml:id="id82" draw:id="id82" draw:layer="layout" draw:type="line" svg:x1="5.669cm" svg:y1="14.968cm" svg:x2="6.193cm" svg:y2="14.986cm" draw:start-shape="id17" draw:start-glue-point="6" svg:d="M5669 14968l524 18" svg:viewBox="0 0 525 19">
          <text:p/>
        </draw:connector>
        <draw:connector draw:style-name="gr11" draw:text-style-name="P2" xml:id="id79" draw:id="id79" draw:layer="layout" draw:type="line" svg:x1="5.235cm" svg:y1="14.503cm" svg:x2="4.671cm" svg:y2="14.457cm" draw:start-shape="id16" draw:start-glue-point="10" svg:d="M5235 14503l-564-46" svg:viewBox="0 0 565 47">
          <text:p/>
        </draw:connector>
        <draw:connector draw:style-name="gr11" draw:text-style-name="P2" xml:id="id80" draw:id="id80" draw:layer="layout" draw:type="line" svg:x1="5.815cm" svg:y1="13.931cm" svg:x2="6.376cm" svg:y2="13.998cm" draw:start-shape="id15" draw:start-glue-point="6" svg:d="M5815 13931l561 67" svg:viewBox="0 0 562 68">
          <text:p/>
        </draw:connector>
        <draw:connector draw:style-name="gr11" draw:text-style-name="P2" xml:id="id77" draw:id="id77" draw:layer="layout" draw:type="line" svg:x1="5.494cm" svg:y1="13.327cm" svg:x2="4.905cm" svg:y2="13.177cm" draw:start-shape="id14" draw:start-glue-point="10" svg:d="M5494 13327l-589-150" svg:viewBox="0 0 590 151">
          <text:p/>
        </draw:connector>
        <draw:connector draw:style-name="gr11" draw:text-style-name="P2" xml:id="id74" draw:id="id74" draw:layer="layout" draw:type="line" svg:x1="6.133cm" svg:y1="12.802cm" svg:x2="6.682cm" svg:y2="12.949cm" draw:start-shape="id13" draw:start-glue-point="7" svg:d="M6133 12802l549 147" svg:viewBox="0 0 550 148">
          <text:p/>
        </draw:connector>
        <draw:connector draw:style-name="gr11" draw:text-style-name="P2" xml:id="id71" draw:id="id71" draw:layer="layout" draw:type="line" svg:x1="6.049cm" svg:y1="11.81cm" svg:x2="5.584cm" svg:y2="11.646cm" draw:start-shape="id10" draw:start-glue-point="11" svg:d="M6049 11810l-465-164" svg:viewBox="0 0 466 165">
          <text:p/>
        </draw:connector>
        <draw:connector draw:style-name="gr11" draw:text-style-name="P2" xml:id="id72" draw:id="id72" draw:layer="layout" draw:type="line" svg:x1="6.771cm" svg:y1="11.585cm" svg:x2="7.28cm" svg:y2="11.883cm" draw:start-shape="id12" draw:start-glue-point="7" svg:d="M6771 11585l509 298" svg:viewBox="0 0 510 299">
          <text:p/>
        </draw:connector>
        <draw:connector draw:style-name="gr11" draw:text-style-name="P2" xml:id="id69" draw:id="id69" draw:layer="layout" draw:type="line" svg:x1="6.84cm" svg:y1="10.833cm" svg:x2="6.369cm" svg:y2="10.56cm" draw:start-shape="id9" draw:start-glue-point="11" svg:d="M6840 10833l-471-273" svg:viewBox="0 0 472 274">
          <text:p/>
        </draw:connector>
        <draw:connector draw:style-name="gr11" draw:text-style-name="P2" xml:id="id66" draw:id="id66" draw:layer="layout" draw:type="line" svg:x1="7.702cm" svg:y1="10.721cm" svg:x2="8.045cm" svg:y2="10.984cm" draw:start-shape="id11" draw:start-glue-point="7" svg:d="M7702 10721l343 263" svg:viewBox="0 0 344 264">
          <text:p/>
        </draw:connector>
        <draw:connector draw:style-name="gr8" draw:text-style-name="P2" draw:layer="layout" draw:type="line" svg:x1="8.831cm" svg:y1="10.418cm" svg:x2="8.362cm" svg:y2="10.692cm" draw:start-shape="id64" draw:start-glue-point="3" draw:end-shape="id65" draw:end-glue-point="3" svg:d="M8831 10418l-469 274" svg:viewBox="0 0 470 275">
          <text:p/>
        </draw:connector>
        <draw:connector draw:style-name="gr8" draw:text-style-name="P2" xml:id="id106" draw:id="id106" draw:layer="layout" draw:type="line" svg:x1="8.362cm" svg:y1="10.692cm" svg:x2="8.045cm" svg:y2="10.984cm" draw:start-shape="id65" draw:start-glue-point="3" draw:end-shape="id66" draw:end-glue-point="3" svg:d="M8362 10692l-317 292" svg:viewBox="0 0 318 293">
          <text:p/>
        </draw:connector>
        <draw:connector draw:style-name="gr8" draw:text-style-name="P2" draw:layer="layout" draw:type="line" svg:x1="8.045cm" svg:y1="10.984cm" svg:x2="7.654cm" svg:y2="11.428cm" draw:start-shape="id66" draw:start-glue-point="3" draw:end-shape="id67" draw:end-glue-point="3" svg:d="M8045 10984l-391 444" svg:viewBox="0 0 392 445">
          <text:p/>
        </draw:connector>
        <draw:connector draw:style-name="gr8" draw:text-style-name="P2" draw:layer="layout" draw:type="line" svg:x1="6.911cm" svg:y1="10.129cm" svg:x2="6.369cm" svg:y2="10.56cm" draw:start-shape="id68" draw:start-glue-point="3" draw:end-shape="id69" draw:end-glue-point="3" svg:d="M6911 10129l-542 431" svg:viewBox="0 0 543 432">
          <text:p/>
        </draw:connector>
        <draw:connector draw:style-name="gr8" draw:text-style-name="P2" xml:id="id104" draw:id="id104" draw:layer="layout" draw:type="line" svg:x1="6.369cm" svg:y1="10.56cm" svg:x2="5.939cm" svg:y2="11.008cm" draw:start-shape="id69" draw:start-glue-point="3" draw:end-shape="id70" draw:end-glue-point="3" svg:d="M6369 10560l-430 448" svg:viewBox="0 0 431 449">
          <text:p/>
        </draw:connector>
        <draw:connector draw:style-name="gr8" draw:text-style-name="P2" draw:layer="layout" draw:type="line" svg:x1="5.939cm" svg:y1="11.008cm" svg:x2="5.584cm" svg:y2="11.646cm" draw:start-shape="id70" draw:start-glue-point="3" draw:end-shape="id71" draw:end-glue-point="3" svg:d="M5939 11008l-355 638" svg:viewBox="0 0 356 639">
          <text:p/>
        </draw:connector>
        <draw:connector draw:style-name="gr8" draw:text-style-name="P2" draw:layer="layout" draw:type="line" svg:x1="7.28cm" svg:y1="11.883cm" svg:x2="6.879cm" svg:y2="12.294cm" draw:start-shape="id72" draw:start-glue-point="3" draw:end-shape="id73" draw:end-glue-point="3" svg:d="M7280 11883l-401 411" svg:viewBox="0 0 402 412">
          <text:p/>
        </draw:connector>
        <draw:connector draw:style-name="gr8" draw:text-style-name="P2" xml:id="id102" draw:id="id102" draw:layer="layout" draw:type="line" svg:x1="6.879cm" svg:y1="12.294cm" svg:x2="6.682cm" svg:y2="12.949cm" draw:start-shape="id73" draw:start-glue-point="3" draw:end-shape="id74" draw:end-glue-point="3" svg:d="M6879 12294l-197 655" svg:viewBox="0 0 198 656">
          <text:p/>
        </draw:connector>
        <draw:connector draw:style-name="gr8" draw:text-style-name="P2" draw:layer="layout" draw:type="line" svg:x1="6.682cm" svg:y1="12.949cm" svg:x2="6.513cm" svg:y2="13.54cm" draw:start-shape="id74" draw:start-glue-point="3" draw:end-shape="id75" draw:end-glue-point="3" svg:d="M6682 12949l-169 591" svg:viewBox="0 0 170 592">
          <text:p/>
        </draw:connector>
        <draw:connector draw:style-name="gr8" draw:text-style-name="P2" draw:layer="layout" draw:type="line" svg:x1="5.207cm" svg:y1="12.286cm" svg:x2="4.905cm" svg:y2="13.177cm" draw:start-shape="id76" draw:start-glue-point="3" draw:end-shape="id77" draw:end-glue-point="3" svg:d="M5207 12286l-302 891" svg:viewBox="0 0 303 892">
          <text:p/>
        </draw:connector>
        <draw:connector draw:style-name="gr8" draw:text-style-name="P2" xml:id="id100" draw:id="id100" draw:layer="layout" draw:type="line" svg:x1="4.905cm" svg:y1="13.177cm" svg:x2="4.768cm" svg:y2="13.886cm" draw:start-shape="id77" draw:start-glue-point="3" draw:end-shape="id78" draw:end-glue-point="3" svg:d="M4905 13177l-137 709" svg:viewBox="0 0 138 710">
          <text:p/>
        </draw:connector>
        <draw:connector draw:style-name="gr8" draw:text-style-name="P2" draw:layer="layout" draw:type="line" svg:x1="4.768cm" svg:y1="13.886cm" svg:x2="4.671cm" svg:y2="14.457cm" draw:start-shape="id78" draw:start-glue-point="3" draw:end-shape="id79" draw:end-glue-point="3" svg:d="M4768 13886l-97 571" svg:viewBox="0 0 98 572">
          <text:p/>
        </draw:connector>
        <draw:connector draw:style-name="gr8" draw:text-style-name="P2" draw:layer="layout" draw:type="line" svg:x1="6.376cm" svg:y1="13.998cm" svg:x2="6.268cm" svg:y2="14.466cm" draw:start-shape="id80" draw:start-glue-point="3" draw:end-shape="id81" draw:end-glue-point="3" svg:d="M6376 13998l-108 468" svg:viewBox="0 0 109 469">
          <text:p/>
        </draw:connector>
        <draw:connector draw:style-name="gr8" draw:text-style-name="P2" draw:layer="layout" draw:type="line" svg:x1="6.268cm" svg:y1="14.466cm" svg:x2="6.193cm" svg:y2="14.986cm" draw:start-shape="id81" draw:start-glue-point="3" draw:end-shape="id82" draw:end-glue-point="3" svg:d="M6268 14466l-75 520" svg:viewBox="0 0 76 521">
          <text:p/>
        </draw:connector>
        <draw:connector draw:style-name="gr8" draw:text-style-name="P2" draw:layer="layout" draw:type="line" svg:x1="6.193cm" svg:y1="14.986cm" svg:x2="6.146cm" svg:y2="15.571cm" draw:start-shape="id82" draw:start-glue-point="3" draw:end-shape="id83" draw:end-glue-point="3" svg:d="M6193 14986l-47 585" svg:viewBox="0 0 48 586">
          <text:p/>
        </draw:connector>
        <draw:connector draw:style-name="gr8" draw:text-style-name="P2" draw:layer="layout" draw:type="line" svg:x1="4.686cm" svg:y1="15.055cm" svg:x2="4.705cm" svg:y2="15.688cm" draw:start-shape="id84" draw:start-glue-point="3" draw:end-shape="id85" draw:end-glue-point="3" svg:d="M4686 15055l19 633" svg:viewBox="0 0 20 634">
          <text:p/>
        </draw:connector>
        <draw:custom-shape draw:style-name="gr13" draw:text-style-name="P2" xml:id="id113" draw:id="id113" draw:layer="layout" svg:width="0.889cm" svg:height="0.762cm" svg:x="11.174cm" svg:y="5.318cm">
          <text:p text:style-name="P1"><text:span text:style-name="T1">P1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3" draw:text-style-name="P2" xml:id="id109" draw:id="id109" draw:layer="layout" svg:width="0.889cm" svg:height="0.762cm" svg:x="10.666cm" svg:y="11.16cm">
          <text:p text:style-name="P1"><text:span text:style-name="T1">P2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3" draw:text-style-name="P2" xml:id="id111" draw:id="id111" draw:layer="layout" svg:width="0.889cm" svg:height="0.762cm" svg:x="8.634cm" svg:y="6.715cm">
          <text:p text:style-name="P1"><text:span text:style-name="T1">P3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3" draw:text-style-name="P2" xml:id="id107" draw:id="id107" draw:layer="layout" svg:width="0.889cm" svg:height="0.762cm" svg:x="9.65cm" svg:y="12.43cm">
          <text:p text:style-name="P1"><text:span text:style-name="T1">P4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3" draw:text-style-name="P2" xml:id="id105" draw:id="id105" draw:layer="layout" svg:width="0.889cm" svg:height="0.762cm" svg:x="3.681cm" svg:y="9.128cm">
          <text:p text:style-name="P1"><text:span text:style-name="T1">P5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3" draw:text-style-name="P2" xml:id="id103" draw:id="id103" draw:layer="layout" svg:width="0.889cm" svg:height="0.762cm" svg:x="8.507cm" svg:y="13.192cm">
          <text:p text:style-name="P1"><text:span text:style-name="T1">P6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3" draw:text-style-name="P2" xml:id="id101" draw:id="id101" draw:layer="layout" svg:width="0.889cm" svg:height="0.762cm" svg:x="2.792cm" svg:y="12.684cm">
          <text:p text:style-name="P1"><text:span text:style-name="T1">P7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3" draw:text-style-name="P2" xml:id="id99" draw:id="id99" draw:layer="layout" svg:width="0.889cm" svg:height="0.762cm" svg:x="8.634cm" svg:y="14.462cm">
          <text:p text:style-name="P1"><text:span text:style-name="T1">P8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3" draw:text-style-name="P2" xml:id="id98" draw:id="id98" draw:layer="layout" svg:width="0.889cm" svg:height="0.762cm" svg:x="2.284cm" svg:y="14.97cm">
          <text:p text:style-name="P1"><text:span text:style-name="T1">P9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8" draw:text-style-name="P2" xml:id="id97" draw:id="id97" draw:layer="layout" draw:type="line" svg:x1="4.705cm" svg:y1="15.688cm" svg:x2="4.832cm" svg:y2="16.377cm" draw:start-shape="id85" draw:start-glue-point="3" draw:end-shape="id86" draw:end-glue-point="3" svg:d="M4705 15688l127 689" svg:viewBox="0 0 128 690">
          <text:p/>
        </draw:connector>
        <draw:connector draw:style-name="gr8" draw:text-style-name="P2" draw:layer="layout" draw:type="line" svg:x1="4.832cm" svg:y1="16.377cm" svg:x2="5.06cm" svg:y2="17.117cm" draw:start-shape="id86" draw:start-glue-point="3" draw:end-shape="id87" draw:end-glue-point="3" svg:d="M4832 16377l228 740" svg:viewBox="0 0 229 741">
          <text:p/>
        </draw:connector>
        <draw:connector draw:style-name="gr8" draw:text-style-name="P2" draw:layer="layout" draw:type="line" svg:x1="6.187cm" svg:y1="16.153cm" svg:x2="6.346cm" svg:y2="16.702cm" draw:start-shape="id88" draw:start-glue-point="3" draw:end-shape="id89" draw:end-glue-point="3" svg:d="M6187 16153l159 549" svg:viewBox="0 0 160 550">
          <text:p/>
        </draw:connector>
        <draw:connector draw:style-name="gr8" draw:text-style-name="P2" xml:id="id95" draw:id="id95" draw:layer="layout" draw:type="line" svg:x1="6.346cm" svg:y1="16.702cm" svg:x2="6.526cm" svg:y2="17.106cm" draw:start-shape="id89" draw:start-glue-point="3" draw:end-shape="id90" draw:end-glue-point="3" svg:d="M6346 16702l180 404" svg:viewBox="0 0 181 405">
          <text:p/>
        </draw:connector>
        <draw:connector draw:style-name="gr8" draw:text-style-name="P2" draw:layer="layout" draw:type="line" svg:x1="6.526cm" svg:y1="17.106cm" svg:x2="6.636cm" svg:y2="17.443cm" draw:start-shape="id90" draw:start-glue-point="3" draw:end-shape="id91" draw:end-glue-point="3" svg:d="M6526 17106l110 337" svg:viewBox="0 0 111 338">
          <text:p/>
        </draw:connector>
        <draw:connector draw:style-name="gr8" draw:text-style-name="P2" draw:layer="layout" draw:type="line" svg:x1="5.297cm" svg:y1="17.686cm" svg:x2="5.392cm" svg:y2="18.139cm" draw:start-shape="id92" draw:start-glue-point="3" draw:end-shape="id93" draw:end-glue-point="3" svg:d="M5297 17686l95 453" svg:viewBox="0 0 96 454">
          <text:p/>
        </draw:connector>
        <draw:connector draw:style-name="gr8" draw:text-style-name="P2" xml:id="id122" draw:id="id122" draw:layer="layout" draw:type="line" svg:x1="5.392cm" svg:y1="18.139cm" svg:x2="5.868cm" svg:y2="18.827cm" draw:start-shape="id93" draw:start-glue-point="3" draw:end-shape="id94" draw:end-glue-point="3" svg:d="M5392 18139l476 688" svg:viewBox="0 0 477 689">
          <text:p/>
        </draw:connector>
        <draw:connector draw:style-name="gr8" draw:text-style-name="P2" draw:layer="layout" draw:type="curve" draw:line-skew="0.803cm" svg:x1="6.436cm" svg:y1="16.904cm" svg:x2="6.859cm" svg:y2="16.309cm" draw:start-shape="id95" draw:start-glue-point="0" draw:end-shape="id96" draw:end-glue-point="0" svg:d="M6436 16904c300 0 89-595 423-595" svg:viewBox="0 0 424 596">
          <text:p/>
        </draw:connector>
        <draw:connector draw:style-name="gr8" draw:text-style-name="P2" draw:layer="layout" draw:type="curve" svg:x1="4.768cm" svg:y1="16.032cm" svg:x2="3.174cm" svg:y2="15.351cm" draw:start-shape="id97" draw:start-glue-point="0" draw:end-shape="id98" svg:d="M4768 16032c-1242 0-445-681-1594-681" svg:viewBox="0 0 1595 682">
          <text:p/>
        </draw:connector>
        <draw:connector draw:style-name="gr8" draw:text-style-name="P2" draw:layer="layout" draw:type="curve" svg:x1="6.268cm" svg:y1="14.466cm" svg:x2="8.635cm" svg:y2="14.843cm" draw:start-shape="id81" draw:start-glue-point="3" draw:end-shape="id99" svg:d="M6268 14466c1776 0 593 377 2367 377" svg:viewBox="0 0 2368 378">
          <text:p/>
        </draw:connector>
        <draw:connector draw:style-name="gr8" draw:text-style-name="P2" draw:layer="layout" draw:type="curve" svg:x1="4.836cm" svg:y1="13.531cm" svg:x2="3.682cm" svg:y2="13.065cm" draw:start-shape="id100" draw:start-glue-point="0" draw:end-shape="id101" draw:end-glue-point="1" svg:d="M4836 13531c-916 0-340-466-1154-466" svg:viewBox="0 0 1155 467">
          <text:p/>
        </draw:connector>
        <draw:connector draw:style-name="gr8" draw:text-style-name="P2" draw:layer="layout" draw:type="curve" draw:line-skew="-0.242cm" svg:x1="6.78cm" svg:y1="12.621cm" svg:x2="8.508cm" svg:y2="13.573cm" draw:start-shape="id102" draw:start-glue-point="0" draw:end-shape="id103" svg:d="M6780 12621c1008 0 144 952 1728 952" svg:viewBox="0 0 1729 953">
          <text:p/>
        </draw:connector>
        <draw:connector draw:style-name="gr8" draw:text-style-name="P2" draw:layer="layout" draw:type="curve" svg:x1="6.154cm" svg:y1="10.784cm" svg:x2="4.571cm" svg:y2="9.509cm" draw:start-shape="id104" draw:start-glue-point="0" draw:end-shape="id105" draw:end-glue-point="1" svg:d="M6154 10784c-1348 0-557-1275-1583-1275" svg:viewBox="0 0 1584 1276">
          <text:p/>
        </draw:connector>
        <draw:connector draw:style-name="gr8" draw:text-style-name="P2" draw:layer="layout" draw:type="curve" draw:line-skew="0.364cm" svg:x1="8.203cm" svg:y1="10.838cm" svg:x2="10.095cm" svg:y2="12.43cm" draw:start-shape="id106" draw:start-glue-point="0" draw:end-shape="id107" draw:end-glue-point="0" svg:d="M8203 10838c0 1849 1892 1054 1892 1592" svg:viewBox="0 0 1893 1593">
          <text:p/>
        </draw:connector>
        <draw:connector draw:style-name="gr8" draw:text-style-name="P2" draw:layer="layout" draw:type="curve" svg:x1="10.185cm" svg:y1="9.958cm" svg:x2="11.111cm" svg:y2="11.16cm" draw:start-shape="id108" draw:start-glue-point="0" draw:end-shape="id109" draw:end-glue-point="0" svg:d="M10185 9958c0 976 926 376 926 1202" svg:viewBox="0 0 927 1203">
          <text:p/>
        </draw:connector>
        <draw:connector draw:style-name="gr8" draw:text-style-name="P2" draw:layer="layout" draw:type="curve" svg:x1="8.787cm" svg:y1="8.894cm" svg:x2="9.079cm" svg:y2="7.477cm" draw:start-shape="id110" draw:start-glue-point="0" draw:end-shape="id111" draw:end-glue-point="2" svg:d="M8787 8894c0-1182 292-474 292-1417" svg:viewBox="0 0 293 1418">
          <text:p/>
        </draw:connector>
        <draw:connector draw:style-name="gr8" draw:text-style-name="P2" draw:layer="layout" draw:type="curve" svg:x1="10.709cm" svg:y1="8.305cm" svg:x2="11.619cm" svg:y2="6.08cm" draw:start-shape="id112" draw:start-glue-point="0" draw:end-shape="id113" svg:d="M10709 8305c0-1705 910-593 910-2225" svg:viewBox="0 0 911 2226">
          <text:p/>
        </draw:connector>
        <draw:connector draw:style-name="gr8" draw:text-style-name="P2" draw:layer="layout" draw:type="line" svg:x1="5.868cm" svg:y1="18.827cm" svg:x2="6.333cm" svg:y2="19.549cm" draw:start-shape="id94" draw:start-glue-point="3" draw:end-shape="id114" draw:end-glue-point="3" svg:d="M5868 18827l465 722" svg:viewBox="0 0 466 723">
          <text:p/>
        </draw:connector>
        <draw:connector draw:style-name="gr8" draw:text-style-name="P2" draw:layer="layout" draw:type="line" svg:x1="6.946cm" svg:y1="17.867cm" svg:x2="7.33cm" svg:y2="18.59cm" draw:start-shape="id115" draw:start-glue-point="3" draw:end-shape="id116" draw:end-glue-point="3" svg:d="M6946 17867l384 723" svg:viewBox="0 0 385 724">
          <text:p/>
        </draw:connector>
        <draw:connector draw:style-name="gr8" draw:text-style-name="P2" xml:id="id193" draw:id="id193" draw:layer="layout" draw:type="line" svg:x1="7.33cm" svg:y1="18.59cm" svg:x2="7.96cm" svg:y2="18.983cm" draw:start-shape="id116" draw:start-glue-point="3" draw:end-shape="id63" draw:end-glue-point="2" svg:d="M7330 18590l630 393" svg:viewBox="0 0 631 394">
          <text:p/>
        </draw:connector>
        <draw:connector draw:style-name="gr8" draw:text-style-name="P2" xml:id="id63" draw:id="id63" draw:layer="layout" draw:type="line" svg:x1="7.96cm" svg:y1="18.983cm" svg:x2="8.445cm" svg:y2="19.531cm" draw:end-shape="id117" draw:end-glue-point="3" svg:d="M7960 18983l485 548" svg:viewBox="0 0 486 549">
          <text:p/>
        </draw:connector>
        <draw:connector draw:style-name="gr8" draw:text-style-name="P2" draw:layer="layout" draw:type="line" svg:x1="7.101cm" svg:y1="20.17cm" svg:x2="7.56cm" svg:y2="20.641cm" draw:start-shape="id118" draw:start-glue-point="3" draw:end-shape="id119" draw:end-glue-point="3" svg:d="M7101 20170l459 471" svg:viewBox="0 0 460 472">
          <text:p/>
        </draw:connector>
        <draw:connector draw:style-name="gr8" draw:text-style-name="P2" xml:id="id195" draw:id="id195" draw:layer="layout" draw:type="line" svg:x1="7.56cm" svg:y1="20.641cm" svg:x2="8.346cm" svg:y2="20.919cm" draw:start-shape="id119" draw:start-glue-point="3" draw:end-shape="id120" draw:end-glue-point="3" svg:d="M7560 20641l786 278" svg:viewBox="0 0 787 279">
          <text:p/>
        </draw:connector>
        <draw:connector draw:style-name="gr8" draw:text-style-name="P2" draw:layer="layout" draw:type="line" svg:x1="8.346cm" svg:y1="20.919cm" svg:x2="8.98cm" svg:y2="21.304cm" draw:start-shape="id120" draw:start-glue-point="3" draw:end-shape="id121" draw:end-glue-point="3" svg:d="M8346 20919l634 385" svg:viewBox="0 0 635 386">
          <text:p/>
        </draw:connector>
        <draw:connector draw:style-name="gr8" draw:text-style-name="P2" draw:layer="layout" draw:type="curve" draw:line-skew="-1.426cm" svg:x1="5.63cm" svg:y1="18.483cm" svg:x2="3.682cm" svg:y2="9.509cm" draw:start-shape="id122" draw:start-glue-point="0" draw:end-shape="id105" draw:end-glue-point="3" svg:d="M5630 18483c-5830 0-4856-8974-1948-8974" svg:viewBox="0 0 4262 8975">
          <text:p/>
        </draw:connector>
        <draw:connector draw:style-name="gr14" draw:text-style-name="P2" draw:layer="layout" draw:type="line" svg:x1="9.054cm" svg:y1="19.863cm" svg:x2="9.705cm" svg:y2="20.087cm" draw:start-shape="id123" draw:start-glue-point="3" draw:end-shape="id124" draw:end-glue-point="3" svg:d="M9054 19863l651 224" svg:viewBox="0 0 652 225">
          <text:p/>
        </draw:connector>
        <draw:connector draw:style-name="gr14" draw:text-style-name="P2" xml:id="id197" draw:id="id197" draw:layer="layout" draw:type="line" svg:x1="9.705cm" svg:y1="20.087cm" svg:x2="10.225cm" svg:y2="20.306cm" draw:start-shape="id124" draw:start-glue-point="3" draw:end-shape="id125" draw:end-glue-point="3" svg:d="M9705 20087l520 219" svg:viewBox="0 0 521 220">
          <text:p/>
        </draw:connector>
        <draw:connector draw:style-name="gr14" draw:text-style-name="P2" draw:layer="layout" draw:type="line" svg:x1="10.225cm" svg:y1="20.306cm" svg:x2="10.751cm" svg:y2="20.509cm" draw:start-shape="id125" draw:start-glue-point="3" draw:end-shape="id126" draw:end-glue-point="3" svg:d="M10225 20306l526 203" svg:viewBox="0 0 527 204">
          <text:p/>
        </draw:connector>
        <draw:connector draw:style-name="gr14" draw:text-style-name="P2" draw:layer="layout" draw:type="line" svg:x1="9.657cm" svg:y1="21.641cm" svg:x2="10.201cm" svg:y2="21.83cm" draw:start-shape="id127" draw:start-glue-point="3" draw:end-shape="id128" draw:end-glue-point="3" svg:d="M9657 21641l544 189" svg:viewBox="0 0 545 190">
          <text:p/>
        </draw:connector>
        <draw:connector draw:style-name="gr14" draw:text-style-name="P2" xml:id="id198" draw:id="id198" draw:layer="layout" draw:type="line" svg:x1="11.031cm" svg:y1="21.865cm" svg:x2="10.201cm" svg:y2="21.83cm" draw:start-shape="id129" draw:start-glue-point="3" draw:end-shape="id128" draw:end-glue-point="3" svg:d="M11031 21865l-830-35" svg:viewBox="0 0 831 36">
          <text:p/>
        </draw:connector>
        <draw:connector draw:style-name="gr14" draw:text-style-name="P2" draw:layer="layout" draw:type="line" svg:x1="11.715cm" svg:y1="22.012cm" svg:x2="11.031cm" svg:y2="21.865cm" draw:start-shape="id130" draw:start-glue-point="3" draw:end-shape="id129" draw:end-glue-point="3" svg:d="M11715 22012l-684-147" svg:viewBox="0 0 685 148">
          <text:p/>
        </draw:connector>
        <draw:connector draw:style-name="gr14" draw:text-style-name="P2" draw:layer="layout" draw:type="line" svg:x1="11.708cm" svg:y1="20.594cm" svg:x2="11.136cm" svg:y2="20.538cm" draw:start-shape="id131" draw:start-glue-point="3" draw:end-shape="id132" draw:end-glue-point="3" svg:d="M11708 20594l-572-56" svg:viewBox="0 0 573 57">
          <text:p/>
        </draw:connector>
        <draw:connector draw:style-name="gr14" draw:text-style-name="P2" draw:layer="layout" draw:type="line" svg:x1="12.381cm" svg:y1="20.509cm" svg:x2="11.708cm" svg:y2="20.594cm" draw:start-shape="id133" draw:start-glue-point="3" draw:end-shape="id131" draw:end-glue-point="3" svg:d="M12381 20509l-673 85" svg:viewBox="0 0 674 86">
          <text:p/>
        </draw:connector>
        <draw:connector draw:style-name="gr14" draw:text-style-name="P2" draw:layer="layout" draw:type="line" svg:x1="12.513cm" svg:y1="21.887cm" svg:x2="13.218cm" svg:y2="21.847cm" draw:start-shape="id134" draw:start-glue-point="3" draw:end-shape="id135" draw:end-glue-point="3" svg:d="M12513 21887l705-40" svg:viewBox="0 0 706 41">
          <text:p/>
        </draw:connector>
        <draw:connector draw:style-name="gr14" draw:text-style-name="P2" draw:layer="layout" draw:type="line" svg:x1="12.984cm" svg:y1="20.467cm" svg:x2="12.381cm" svg:y2="20.509cm" draw:start-shape="id136" draw:start-glue-point="3" draw:end-shape="id133" draw:end-glue-point="3" svg:d="M12984 20467l-603 42" svg:viewBox="0 0 604 43">
          <text:p/>
        </draw:connector>
        <draw:connector draw:style-name="gr14" draw:text-style-name="P2" xml:id="id219" draw:id="id219" draw:layer="layout" draw:type="line" svg:x1="13.915cm" svg:y1="21.658cm" svg:x2="13.218cm" svg:y2="21.847cm" draw:start-shape="id137" draw:start-glue-point="3" draw:end-shape="id135" draw:end-glue-point="3" svg:d="M13915 21658l-697 189" svg:viewBox="0 0 698 190">
          <text:p/>
        </draw:connector>
        <draw:connector draw:style-name="gr14" draw:text-style-name="P2" draw:layer="layout" draw:type="line" svg:x1="14.81cm" svg:y1="21.291cm" svg:x2="13.915cm" svg:y2="21.658cm" draw:start-shape="id138" draw:start-glue-point="3" draw:end-shape="id137" draw:end-glue-point="3" svg:d="M14810 21291l-895 367" svg:viewBox="0 0 896 368">
          <text:p/>
        </draw:connector>
        <draw:connector draw:style-name="gr14" draw:text-style-name="P2" draw:layer="layout" draw:type="line" svg:x1="14.035cm" svg:y1="20.077cm" svg:x2="13.502cm" svg:y2="20.268cm" draw:start-shape="id139" draw:start-glue-point="3" draw:end-shape="id140" draw:end-glue-point="3" svg:d="M14035 20077l-533 191" svg:viewBox="0 0 534 192">
          <text:p/>
        </draw:connector>
        <draw:connector draw:style-name="gr14" draw:text-style-name="P2" xml:id="id199" draw:id="id199" draw:layer="layout" draw:type="line" svg:x1="14.433cm" svg:y1="19.844cm" svg:x2="14.035cm" svg:y2="20.077cm" draw:start-shape="id141" draw:start-glue-point="3" draw:end-shape="id139" draw:end-glue-point="3" svg:d="M14433 19844l-398 233" svg:viewBox="0 0 399 234">
          <text:p/>
        </draw:connector>
        <draw:connector draw:style-name="gr14" draw:text-style-name="P2" draw:layer="layout" draw:type="line" svg:x1="15.018cm" svg:y1="19.509cm" svg:x2="14.433cm" svg:y2="19.844cm" draw:start-shape="id142" draw:start-glue-point="3" draw:end-shape="id141" draw:end-glue-point="3" svg:d="M15018 19509l-585 335" svg:viewBox="0 0 586 336">
          <text:p/>
        </draw:connector>
        <draw:connector draw:style-name="gr14" draw:text-style-name="P2" draw:layer="layout" draw:type="line" svg:x1="15.498cm" svg:y1="21.014cm" svg:x2="16.077cm" svg:y2="20.495cm" draw:start-shape="id143" draw:start-glue-point="3" draw:end-shape="id144" draw:end-glue-point="3" svg:d="M15498 21014l579-519" svg:viewBox="0 0 580 520">
          <text:p/>
        </draw:connector>
        <draw:connector draw:style-name="gr14" draw:text-style-name="P2" xml:id="id200" draw:id="id200" draw:layer="layout" draw:type="line" svg:x1="16.631cm" svg:y1="20.124cm" svg:x2="16.077cm" svg:y2="20.495cm" draw:start-shape="id145" draw:start-glue-point="3" draw:end-shape="id144" draw:end-glue-point="3" svg:d="M16631 20124l-554 371" svg:viewBox="0 0 555 372">
          <text:p/>
        </draw:connector>
        <draw:connector draw:style-name="gr14" draw:text-style-name="P2" draw:layer="layout" draw:type="line" svg:x1="17.131cm" svg:y1="19.553cm" svg:x2="16.631cm" svg:y2="20.124cm" draw:start-shape="id146" draw:start-glue-point="3" draw:end-shape="id145" draw:end-glue-point="3" svg:d="M17131 19553l-500 571" svg:viewBox="0 0 501 572">
          <text:p/>
        </draw:connector>
        <draw:connector draw:style-name="gr14" draw:text-style-name="P2" draw:layer="layout" draw:type="line" svg:x1="15.96cm" svg:y1="18.604cm" svg:x2="15.481cm" svg:y2="19.026cm" draw:start-shape="id147" draw:start-glue-point="3" draw:end-shape="id148" draw:end-glue-point="3" svg:d="M15960 18604l-479 422" svg:viewBox="0 0 480 423">
          <text:p/>
        </draw:connector>
        <draw:connector draw:style-name="gr14" draw:text-style-name="P2" xml:id="id202" draw:id="id202" draw:layer="layout" draw:type="line" svg:x1="16.296cm" svg:y1="18.037cm" svg:x2="15.96cm" svg:y2="18.604cm" draw:start-shape="id149" draw:start-glue-point="3" draw:end-shape="id147" draw:end-glue-point="3" svg:d="M16296 18037l-336 567" svg:viewBox="0 0 337 568">
          <text:p/>
        </draw:connector>
        <draw:connector draw:style-name="gr14" draw:text-style-name="P2" draw:layer="layout" draw:type="line" svg:x1="16.69cm" svg:y1="17.566cm" svg:x2="16.296cm" svg:y2="18.037cm" draw:start-shape="id150" draw:start-glue-point="3" draw:end-shape="id149" draw:end-glue-point="3" svg:d="M16690 17566l-394 471" svg:viewBox="0 0 395 472">
          <text:p/>
        </draw:connector>
        <draw:connector draw:style-name="gr14" draw:text-style-name="P2" draw:layer="layout" draw:type="line" svg:x1="18.064cm" svg:y1="18.431cm" svg:x2="17.629cm" svg:y2="18.968cm" draw:start-shape="id151" draw:start-glue-point="3" draw:end-shape="id152" draw:end-glue-point="3" svg:d="M18064 18431l-435 537" svg:viewBox="0 0 436 538">
          <text:p/>
        </draw:connector>
        <draw:connector draw:style-name="gr14" draw:text-style-name="P2" xml:id="id204" draw:id="id204" draw:layer="layout" draw:type="line" svg:x1="18.368cm" svg:y1="17.697cm" svg:x2="18.064cm" svg:y2="18.431cm" draw:start-shape="id153" draw:start-glue-point="3" draw:end-shape="id151" draw:end-glue-point="3" svg:d="M18368 17697l-304 734" svg:viewBox="0 0 305 735">
          <text:p/>
        </draw:connector>
        <draw:connector draw:style-name="gr14" draw:text-style-name="P2" draw:layer="layout" draw:type="line" svg:x1="18.673cm" svg:y1="16.765cm" svg:x2="18.368cm" svg:y2="17.697cm" draw:start-shape="id154" draw:start-glue-point="3" draw:end-shape="id153" draw:end-glue-point="3" svg:d="M18673 16765l-305 932" svg:viewBox="0 0 306 933">
          <text:p/>
        </draw:connector>
        <draw:connector draw:style-name="gr14" draw:text-style-name="P2" draw:layer="layout" draw:type="line" svg:x1="17.053cm" svg:y1="16.28cm" svg:x2="16.887cm" svg:y2="16.898cm" draw:start-shape="id155" draw:start-glue-point="3" draw:end-shape="id156" draw:end-glue-point="3" svg:d="M17053 16280l-166 618" svg:viewBox="0 0 167 619">
          <text:p/>
        </draw:connector>
        <draw:connector draw:style-name="gr14" draw:text-style-name="P2" xml:id="id206" draw:id="id206" draw:layer="layout" draw:type="line" svg:x1="17.228cm" svg:y1="15.866cm" svg:x2="17.053cm" svg:y2="16.28cm" draw:start-shape="id157" draw:start-glue-point="3" draw:end-shape="id155" draw:end-glue-point="3" svg:d="M17228 15866l-175 414" svg:viewBox="0 0 176 415">
          <text:p/>
        </draw:connector>
        <draw:connector draw:style-name="gr14" draw:text-style-name="P2" draw:layer="layout" draw:type="line" svg:x1="17.281cm" svg:y1="15.404cm" svg:x2="17.228cm" svg:y2="15.866cm" draw:start-shape="id158" draw:start-glue-point="3" draw:end-shape="id157" draw:end-glue-point="3" svg:d="M17281 15404l-53 462" svg:viewBox="0 0 54 463">
          <text:p/>
        </draw:connector>
        <draw:connector draw:style-name="gr14" draw:text-style-name="P2" draw:layer="layout" draw:type="line" svg:x1="18.794cm" svg:y1="15.442cm" svg:x2="18.79cm" svg:y2="15.995cm" draw:start-shape="id159" draw:start-glue-point="3" draw:end-shape="id160" draw:end-glue-point="3" svg:d="M18794 15442l-4 553" svg:viewBox="0 0 5 554">
          <text:p/>
        </draw:connector>
        <draw:connector draw:style-name="gr14" draw:text-style-name="P2" xml:id="id208" draw:id="id208" draw:layer="layout" draw:type="line" svg:x1="18.749cm" svg:y1="14.772cm" svg:x2="18.794cm" svg:y2="15.442cm" draw:start-shape="id161" draw:start-glue-point="3" draw:end-shape="id159" draw:end-glue-point="3" svg:d="M18749 14772l45 670" svg:viewBox="0 0 46 671">
          <text:p/>
        </draw:connector>
        <draw:connector draw:style-name="gr14" draw:text-style-name="P2" draw:layer="layout" draw:type="line" svg:x1="18.74cm" svg:y1="14.227cm" svg:x2="18.749cm" svg:y2="14.772cm" draw:start-shape="id162" draw:start-glue-point="3" draw:end-shape="id161" draw:end-glue-point="3" svg:d="M18740 14227l9 545" svg:viewBox="0 0 10 546">
          <text:p/>
        </draw:connector>
        <draw:connector draw:style-name="gr14" draw:text-style-name="P2" draw:layer="layout" draw:type="line" svg:x1="17.223cm" svg:y1="14.399cm" svg:x2="17.244cm" svg:y2="14.909cm" draw:start-shape="id163" draw:start-glue-point="3" draw:end-shape="id164" draw:end-glue-point="3" svg:d="M17223 14399l21 510" svg:viewBox="0 0 22 511">
          <text:p/>
        </draw:connector>
        <draw:connector draw:style-name="gr14" draw:text-style-name="P2" draw:layer="layout" draw:type="line" svg:x1="17.111cm" svg:y1="13.838cm" svg:x2="17.223cm" svg:y2="14.399cm" draw:start-shape="id165" draw:start-glue-point="3" draw:end-shape="id163" draw:end-glue-point="3" svg:d="M17111 13838l112 561" svg:viewBox="0 0 113 562">
          <text:p/>
        </draw:connector>
        <draw:connector draw:style-name="gr14" draw:text-style-name="P2" draw:layer="layout" draw:type="line" svg:x1="17.009cm" svg:y1="13.208cm" svg:x2="17.111cm" svg:y2="13.838cm" draw:start-shape="id166" draw:start-glue-point="3" draw:end-shape="id165" draw:end-glue-point="3" svg:d="M17009 13208l102 630" svg:viewBox="0 0 103 631">
          <text:p/>
        </draw:connector>
        <draw:connector draw:style-name="gr14" draw:text-style-name="P2" draw:layer="layout" draw:type="line" svg:x1="18.494cm" svg:y1="12.915cm" svg:x2="18.635cm" svg:y2="13.549cm" draw:start-shape="id167" draw:start-glue-point="3" draw:end-shape="id168" draw:end-glue-point="3" svg:d="M18494 12915l141 634" svg:viewBox="0 0 142 635">
          <text:p/>
        </draw:connector>
        <draw:connector draw:style-name="gr14" draw:text-style-name="P2" xml:id="id211" draw:id="id211" draw:layer="layout" draw:type="line" svg:x1="18.203cm" svg:y1="12.237cm" svg:x2="18.494cm" svg:y2="12.915cm" draw:start-shape="id169" draw:start-glue-point="3" draw:end-shape="id167" draw:end-glue-point="3" svg:d="M18203 12237l291 678" svg:viewBox="0 0 292 679">
          <text:p/>
        </draw:connector>
        <draw:connector draw:style-name="gr14" draw:text-style-name="P2" draw:layer="layout" draw:type="line" svg:x1="17.761cm" svg:y1="11.396cm" svg:x2="18.203cm" svg:y2="12.237cm" draw:start-shape="id170" draw:start-glue-point="3" draw:end-shape="id169" draw:end-glue-point="3" svg:d="M17761 11396l442 841" svg:viewBox="0 0 443 842">
          <text:p/>
        </draw:connector>
        <draw:connector draw:style-name="gr14" draw:text-style-name="P2" draw:layer="layout" draw:type="line" svg:x1="16.549cm" svg:y1="12.192cm" svg:x2="16.798cm" svg:y2="12.746cm" draw:start-shape="id171" draw:start-glue-point="3" draw:end-shape="id172" draw:end-glue-point="3" svg:d="M16549 12192l249 554" svg:viewBox="0 0 250 555">
          <text:p/>
        </draw:connector>
        <draw:connector draw:style-name="gr15" draw:text-style-name="P2" xml:id="id173" draw:id="id173" draw:layer="layout" draw:type="line" svg:x1="16.61cm" svg:y1="11.445cm" svg:x2="16.225cm" svg:y2="11.738cm" draw:start-shape="id53" draw:start-glue-point="9" svg:d="M16610 11445l-385 293" svg:viewBox="0 0 386 294">
          <text:p/>
        </draw:connector>
        <draw:connector draw:style-name="gr14" draw:text-style-name="P2" xml:id="id213" draw:id="id213" draw:layer="layout" draw:type="line" svg:x1="16.225cm" svg:y1="11.738cm" svg:x2="16.549cm" svg:y2="12.192cm" draw:start-shape="id173" draw:start-glue-point="3" draw:end-shape="id171" draw:end-glue-point="3" svg:d="M16225 11738l324 454" svg:viewBox="0 0 325 455">
          <text:p/>
        </draw:connector>
        <draw:connector draw:style-name="gr14" draw:text-style-name="P2" draw:layer="layout" draw:type="line" svg:x1="15.825cm" svg:y1="11.285cm" svg:x2="16.225cm" svg:y2="11.738cm" draw:start-shape="id174" draw:start-glue-point="3" draw:end-shape="id173" draw:end-glue-point="3" svg:d="M15825 11285l400 453" svg:viewBox="0 0 401 454">
          <text:p/>
        </draw:connector>
        <draw:connector draw:style-name="gr14" draw:text-style-name="P2" draw:layer="layout" draw:type="line" svg:x1="16.815cm" svg:y1="10.247cm" svg:x2="17.227cm" svg:y2="10.736cm" draw:start-shape="id175" draw:start-glue-point="3" draw:end-shape="id176" draw:end-glue-point="3" svg:d="M16815 10247l412 489" svg:viewBox="0 0 413 490">
          <text:p/>
        </draw:connector>
        <draw:connector draw:style-name="gr14" draw:text-style-name="P2" xml:id="id214" draw:id="id214" draw:layer="layout" draw:type="line" svg:x1="16.355cm" svg:y1="9.77cm" svg:x2="16.815cm" svg:y2="10.247cm" draw:start-shape="id177" draw:start-glue-point="3" draw:end-shape="id175" draw:end-glue-point="3" svg:d="M16355 9770l460 477" svg:viewBox="0 0 461 478">
          <text:p/>
        </draw:connector>
        <draw:connector draw:style-name="gr14" draw:text-style-name="P2" draw:layer="layout" draw:type="line" svg:x1="15.835cm" svg:y1="9.429cm" svg:x2="16.355cm" svg:y2="9.77cm" draw:start-shape="id178" draw:start-glue-point="3" draw:end-shape="id177" draw:end-glue-point="3" svg:d="M15835 9429l520 341" svg:viewBox="0 0 521 342">
          <text:p/>
        </draw:connector>
        <draw:connector draw:style-name="gr14" draw:text-style-name="P2" draw:layer="layout" draw:type="line" svg:x1="14.96cm" svg:y1="10.517cm" svg:x2="15.506cm" svg:y2="10.841cm" draw:start-shape="id179" draw:start-glue-point="3" draw:end-shape="id180" draw:end-glue-point="3" svg:d="M14960 10517l546 324" svg:viewBox="0 0 547 325">
          <text:p/>
        </draw:connector>
        <draw:connector draw:style-name="gr14" draw:text-style-name="P2" xml:id="id215" draw:id="id215" draw:layer="layout" draw:type="line" svg:x1="14.496cm" svg:y1="10.259cm" svg:x2="14.96cm" svg:y2="10.517cm" draw:start-shape="id181" draw:start-glue-point="3" draw:end-shape="id179" draw:end-glue-point="3" svg:d="M14496 10259l464 258" svg:viewBox="0 0 465 259">
          <text:p/>
        </draw:connector>
        <draw:connector draw:style-name="gr14" draw:text-style-name="P2" draw:layer="layout" draw:type="line" svg:x1="13.932cm" svg:y1="10.086cm" svg:x2="14.496cm" svg:y2="10.259cm" draw:start-shape="id182" draw:start-glue-point="3" draw:end-shape="id181" draw:end-glue-point="3" svg:d="M13932 10086l564 173" svg:viewBox="0 0 565 174">
          <text:p/>
        </draw:connector>
        <draw:connector draw:style-name="gr14" draw:text-style-name="P2" draw:layer="layout" draw:type="line" svg:x1="14.626cm" svg:y1="8.895cm" svg:x2="15.29cm" svg:y2="9.117cm" draw:start-shape="id183" draw:start-glue-point="3" draw:end-shape="id184" draw:end-glue-point="3" svg:d="M14626 8895l664 222" svg:viewBox="0 0 665 223">
          <text:p/>
        </draw:connector>
        <draw:connector draw:style-name="gr14" draw:text-style-name="P2" xml:id="id216" draw:id="id216" draw:layer="layout" draw:type="line" svg:x1="13.867cm" svg:y1="8.619cm" svg:x2="14.626cm" svg:y2="8.895cm" draw:start-shape="id185" draw:start-glue-point="3" draw:end-shape="id183" draw:end-glue-point="3" svg:d="M13867 8619l759 276" svg:viewBox="0 0 760 277">
          <text:p/>
        </draw:connector>
        <draw:connector draw:style-name="gr14" draw:text-style-name="P2" draw:layer="layout" draw:type="line" svg:x1="13.352cm" svg:y1="8.53cm" svg:x2="13.867cm" svg:y2="8.619cm" draw:start-shape="id186" draw:start-glue-point="3" draw:end-shape="id185" draw:end-glue-point="3" svg:d="M13352 8530l515 89" svg:viewBox="0 0 516 90">
          <text:p/>
        </draw:connector>
        <draw:connector draw:style-name="gr14" draw:text-style-name="P2" draw:layer="layout" draw:type="line" svg:x1="12.964cm" svg:y1="9.765cm" svg:x2="13.49cm" svg:y2="9.894cm" draw:start-shape="id187" draw:start-glue-point="3" draw:end-shape="id188" draw:end-glue-point="3" svg:d="M12964 9765l526 129" svg:viewBox="0 0 527 130">
          <text:p/>
        </draw:connector>
        <draw:connector draw:style-name="gr14" draw:text-style-name="P2" xml:id="id217" draw:id="id217" draw:layer="layout" draw:type="line" svg:x1="12.355cm" svg:y1="9.678cm" svg:x2="12.964cm" svg:y2="9.765cm" draw:start-shape="id189" draw:start-glue-point="3" draw:end-shape="id187" draw:end-glue-point="3" svg:d="M12355 9678l609 87" svg:viewBox="0 0 610 88">
          <text:p/>
        </draw:connector>
        <draw:connector draw:style-name="gr14" draw:text-style-name="P2" draw:layer="layout" draw:type="line" svg:x1="11.813cm" svg:y1="9.654cm" svg:x2="12.355cm" svg:y2="9.678cm" draw:start-shape="id190" draw:start-glue-point="3" draw:end-shape="id189" draw:end-glue-point="3" svg:d="M11813 9654l542 24" svg:viewBox="0 0 543 25">
          <text:p/>
        </draw:connector>
        <draw:connector draw:style-name="gr14" draw:text-style-name="P2" draw:layer="layout" draw:type="line" svg:x1="11.801cm" svg:y1="8.229cm" svg:x2="12.568cm" svg:y2="8.326cm" draw:start-shape="id191" draw:start-glue-point="3" draw:end-shape="id192" draw:end-glue-point="3" svg:d="M11801 8229l767 97" svg:viewBox="0 0 768 98">
          <text:p/>
        </draw:connector>
        <draw:custom-shape draw:style-name="gr13" draw:text-style-name="P2" xml:id="id210" draw:id="id210" draw:layer="layout" svg:width="0.889cm" svg:height="0.762cm" svg:x="12.444cm" svg:y="13.954cm">
          <text:p text:style-name="P1"><text:span text:style-name="T1">P3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14" draw:text-style-name="P2" draw:layer="layout" draw:type="curve" svg:x1="7.645cm" svg:y1="18.786cm" svg:x2="9.108cm" svg:y2="17.362cm" draw:start-shape="id193" draw:start-glue-point="0" draw:end-shape="id194" draw:end-glue-point="0" svg:d="M7645 18786c976 0 1463-474 1463-1424" svg:viewBox="0 0 1464 1425">
          <text:p/>
        </draw:connector>
        <draw:connector draw:style-name="gr14" draw:text-style-name="P2" draw:layer="layout" draw:type="curve" draw:line-skew="-7.716cm" svg:x1="11.175cm" svg:y1="5.699cm" svg:x2="7.953cm" svg:y2="20.78cm" draw:start-shape="id113" draw:start-glue-point="3" draw:end-shape="id195" draw:end-glue-point="0" svg:d="M11175 5699c-13695 0-12084 15081-3222 15081" svg:viewBox="0 0 10082 15082">
          <text:p/>
        </draw:connector>
        <draw:connector draw:style-name="gr14" draw:text-style-name="P2" draw:layer="layout" draw:type="curve" draw:line-skew="-1.574cm" svg:x1="12.318cm" svg:y1="23.606cm" svg:x2="9.965cm" svg:y2="20.196cm" draw:start-shape="id196" draw:end-shape="id197" draw:end-glue-point="0" svg:d="M12318 23606c-3930 0-2753-3410-2353-3410" svg:viewBox="0 0 2833 3411">
          <text:p/>
        </draw:connector>
        <draw:connector draw:style-name="gr14" draw:text-style-name="P2" draw:layer="layout" draw:type="curve" svg:x1="10.616cm" svg:y1="21.847cm" svg:x2="2.793cm" svg:y2="13.065cm" draw:start-shape="id198" draw:start-glue-point="0" draw:end-shape="id101" draw:end-glue-point="3" svg:d="M10616 21847c-12504 0-8592-8782-7823-8782" svg:viewBox="0 0 9007 8783">
          <text:p/>
        </draw:connector>
        <draw:connector draw:style-name="gr14" draw:text-style-name="P2" draw:layer="layout" draw:type="curve" draw:line-skew="1.727cm" svg:x1="12.381cm" svg:y1="20.509cm" svg:x2="11.111cm" svg:y2="11.922cm" draw:start-shape="id133" draw:start-glue-point="3" draw:end-shape="id109" draw:end-glue-point="2" svg:d="M12381 20509c0-3849-1270 444-1270-8587" svg:viewBox="0 0 1271 8588">
          <text:p/>
        </draw:connector>
        <draw:connector draw:style-name="gr14" draw:text-style-name="P1" draw:layer="layout" draw:type="curve" svg:x1="9.397cm" svg:y1="13.573cm" svg:x2="14.234cm" svg:y2="19.96cm" draw:start-shape="id103" draw:end-shape="id199" draw:end-glue-point="0" svg:d="M9397 13573c3478 0 1060 6387 4837 6387" svg:viewBox="0 0 4838 6388">
          <text:p/>
        </draw:connector>
        <draw:custom-shape draw:style-name="gr13" draw:text-style-name="P2" xml:id="id201" draw:id="id201" draw:layer="layout" svg:width="0.889cm" svg:height="0.762cm" svg:x="16.381cm" svg:y="21.955cm">
          <text:p text:style-name="P1"><text:span text:style-name="T1">P8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14" draw:text-style-name="P1" draw:layer="layout" draw:type="curve" svg:x1="16.354cm" svg:y1="20.309cm" svg:x2="16.826cm" svg:y2="21.955cm" draw:start-shape="id200" draw:start-glue-point="0" draw:end-shape="id201" draw:end-glue-point="0" svg:d="M16354 20309c0 1374 472 551 472 1646" svg:viewBox="0 0 473 1647">
          <text:p/>
        </draw:connector>
        <draw:custom-shape draw:style-name="gr13" draw:text-style-name="P2" xml:id="id203" draw:id="id203" draw:layer="layout" svg:width="0.889cm" svg:height="0.762cm" svg:x="12.444cm" svg:y="15.986cm">
          <text:p text:style-name="P1"><text:span text:style-name="T1">P5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14" draw:text-style-name="P1" draw:layer="layout" draw:type="curve" svg:x1="16.128cm" svg:y1="18.32cm" svg:x2="13.334cm" svg:y2="16.367cm" draw:start-shape="id202" draw:start-glue-point="0" draw:end-shape="id203" draw:end-glue-point="1" svg:d="M16128 18320c-2221 0-825-1953-2794-1953" svg:viewBox="0 0 2795 1954">
          <text:p/>
        </draw:connector>
        <draw:custom-shape draw:style-name="gr13" draw:text-style-name="P2" xml:id="id205" draw:id="id205" draw:layer="layout" svg:width="0.889cm" svg:height="0.762cm" svg:x="19.048cm" svg:y="19.161cm">
          <text:p text:style-name="P1"><text:span text:style-name="T1">P2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14" draw:text-style-name="P1" draw:layer="layout" draw:type="curve" svg:x1="18.216cm" svg:y1="18.064cm" svg:x2="19.049cm" svg:y2="19.542cm" draw:start-shape="id204" draw:start-glue-point="0" draw:end-shape="id205" svg:d="M18216 18064c0 986 277 1478 833 1478" svg:viewBox="0 0 834 1479">
          <text:p/>
        </draw:connector>
        <draw:custom-shape draw:style-name="gr13" draw:text-style-name="P2" xml:id="id207" draw:id="id207" draw:layer="layout" svg:width="0.889cm" svg:height="0.762cm" svg:x="13.714cm" svg:y="15.351cm">
          <text:p text:style-name="P1"><text:span text:style-name="T1">P9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14" draw:text-style-name="P1" draw:layer="layout" draw:type="curve" svg:x1="17.14cm" svg:y1="16.073cm" svg:x2="14.604cm" svg:y2="15.732cm" draw:start-shape="id206" draw:start-glue-point="0" draw:end-shape="id207" svg:d="M17140 16073c-1966 0-699-341-2536-341" svg:viewBox="0 0 2537 342">
          <text:p/>
        </draw:connector>
        <draw:custom-shape draw:style-name="gr13" draw:text-style-name="P2" xml:id="id209" draw:id="id209" draw:layer="layout" svg:width="0.889cm" svg:height="0.762cm" svg:x="20.064cm" svg:y="15.478cm">
          <text:p text:style-name="P1"><text:span text:style-name="T1">P6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14" draw:text-style-name="P1" draw:layer="layout" draw:type="curve" svg:x1="18.771cm" svg:y1="15.107cm" svg:x2="20.065cm" svg:y2="15.859cm" draw:start-shape="id208" draw:start-glue-point="0" draw:end-shape="id209" draw:end-glue-point="3" svg:d="M18771 15107c988 0 342 752 1294 752" svg:viewBox="0 0 1295 753">
          <text:p/>
        </draw:connector>
        <draw:connector draw:style-name="gr14" draw:text-style-name="P1" draw:layer="layout" draw:type="curve" svg:x1="17.111cm" svg:y1="13.838cm" svg:x2="13.334cm" svg:y2="14.335cm" draw:start-shape="id165" draw:start-glue-point="3" draw:end-shape="id210" svg:d="M17111 13838c-2832 0-944 497-3777 497" svg:viewBox="0 0 3778 498">
          <text:p/>
        </draw:connector>
        <draw:custom-shape draw:style-name="gr13" draw:text-style-name="P2" xml:id="id212" draw:id="id212" draw:layer="layout" svg:width="0.889cm" svg:height="0.762cm" svg:x="19.937cm" svg:y="12.049cm">
          <text:p text:style-name="P1"><text:span text:style-name="T1">P9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14" draw:text-style-name="P1" draw:layer="layout" draw:type="curve" svg:x1="18.348cm" svg:y1="12.576cm" svg:x2="19.938cm" svg:y2="12.43cm" draw:start-shape="id211" draw:start-glue-point="0" draw:end-shape="id212" svg:d="M18348 12576c1302 0 507-146 1590-146" svg:viewBox="0 0 1591 147">
          <text:p/>
        </draw:connector>
        <draw:connector draw:style-name="gr14" draw:text-style-name="P1" draw:layer="layout" draw:type="curve" svg:x1="16.387cm" svg:y1="11.965cm" svg:x2="12.889cm" svg:y2="15.986cm" draw:start-shape="id213" draw:start-glue-point="0" draw:end-shape="id203" draw:end-glue-point="0" svg:d="M16387 11965c0 3186-3498 1176-3498 4021" svg:viewBox="0 0 3499 4022">
          <text:p/>
        </draw:connector>
        <draw:connector draw:style-name="gr14" draw:text-style-name="P1" draw:layer="layout" draw:type="curve" draw:line-skew="2.595cm" svg:x1="16.585cm" svg:y1="10.008cm" svg:x2="12.064cm" svg:y2="5.699cm" draw:start-shape="id214" draw:start-glue-point="0" draw:end-shape="id113" svg:d="M16585 10008c330 0 2590-4309-4521-4309" svg:viewBox="0 0 5122 4310">
          <text:p/>
        </draw:connector>
        <draw:connector draw:style-name="gr14" draw:text-style-name="P1" draw:layer="layout" draw:type="curve" svg:x1="14.728cm" svg:y1="10.388cm" svg:x2="9.397cm" svg:y2="13.573cm" draw:start-shape="id215" draw:start-glue-point="0" draw:end-shape="id103" draw:end-glue-point="1" svg:d="M14728 10388c-4171 0-1506 3185-5331 3185" svg:viewBox="0 0 5332 3186">
          <text:p/>
        </draw:connector>
        <draw:connector draw:style-name="gr14" draw:text-style-name="P1" draw:layer="layout" draw:type="curve" draw:line-skew="1.095cm" svg:x1="14.246cm" svg:y1="8.757cm" svg:x2="19.938cm" svg:y2="19.542cm" draw:start-shape="id216" draw:start-glue-point="0" draw:end-shape="id205" draw:end-glue-point="1" svg:d="M14246 8757c10950 0 8104 10785 5692 10785" svg:viewBox="0 0 7917 10786">
          <text:p/>
        </draw:connector>
        <draw:connector draw:style-name="gr14" draw:text-style-name="P1" draw:layer="layout" draw:type="curve" draw:line-skew="1.185cm" svg:x1="9.524cm" svg:y1="14.843cm" svg:x2="12.659cm" svg:y2="9.721cm" draw:start-shape="id99" draw:start-glue-point="1" draw:end-shape="id217" draw:end-glue-point="0" svg:d="M9524 14843c3901 0 2334-5122 3135-5122" svg:viewBox="0 0 3136 5123">
          <text:p/>
        </draw:connector>
        <draw:connector draw:style-name="gr14" draw:text-style-name="P1" draw:layer="layout" draw:type="curve" draw:line-skew="1.381cm" svg:x1="12.568cm" svg:y1="8.326cm" svg:x2="12.674cm" svg:y2="11.27cm" draw:start-shape="id192" draw:start-glue-point="3" draw:end-shape="id218" draw:end-glue-point="0" svg:d="M12568 8326c4470 0 4417 2944 106 2944" svg:viewBox="0 0 3347 2945">
          <text:p/>
        </draw:connector>
        <draw:custom-shape draw:style-name="gr13" draw:text-style-name="P2" xml:id="id196" draw:id="id196" draw:layer="layout" svg:width="0.889cm" svg:height="0.762cm" svg:x="12.317cm" svg:y="23.225cm">
          <text:p text:style-name="P1"><text:span text:style-name="T1">P4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14" draw:text-style-name="P1" draw:layer="layout" draw:type="curve" svg:x1="13.566cm" svg:y1="21.752cm" svg:x2="12.762cm" svg:y2="23.225cm" draw:start-shape="id219" draw:start-glue-point="0" draw:end-shape="id196" draw:end-glue-point="0" svg:d="M13566 21752c0 1176-804 440-804 1473" svg:viewBox="0 0 805 1474">
          <text:p/>
        </draw:connector>
        <draw:connector draw:style-name="gr16" draw:text-style-name="P1" xml:id="id232" draw:id="id232" draw:layer="layout" draw:type="line" svg:x1="9.091cm" svg:y1="10.98cm" svg:x2="8.831cm" svg:y2="10.771cm" draw:start-shape="id220" draw:start-glue-point="11" svg:d="M9091 10980l-260-209" svg:viewBox="0 0 261 210">
          <text:p/>
        </draw:connector>
        <draw:connector draw:style-name="gr16" draw:text-style-name="P1" xml:id="id235" draw:id="id235" draw:layer="layout" draw:type="line" svg:x1="7.927cm" svg:y1="12.991cm" svg:x2="8.278cm" svg:y2="13.213cm" draw:start-shape="id221" draw:start-glue-point="7" svg:d="M7927 12991l351 222" svg:viewBox="0 0 352 223">
          <text:p/>
        </draw:connector>
        <draw:connector draw:style-name="gr16" draw:text-style-name="P1" xml:id="id236" draw:id="id236" draw:layer="layout" draw:type="line" svg:x1="6.984cm" svg:y1="14.97cm" svg:x2="6.522cm" svg:y2="15.005cm" draw:start-shape="id222" draw:start-glue-point="10" svg:d="M6984 14970l-462 35" svg:viewBox="0 0 463 36">
          <text:p/>
        </draw:connector>
        <draw:connector draw:style-name="gr16" draw:text-style-name="P1" xml:id="id238" draw:id="id238" draw:layer="layout" draw:type="line" svg:x1="7.927cm" svg:y1="16.822cm" svg:x2="8.302cm" svg:y2="16.544cm" draw:start-shape="id223" draw:start-glue-point="5" svg:d="M7927 16822l375-278" svg:viewBox="0 0 376 279">
          <text:p/>
        </draw:connector>
        <draw:connector draw:style-name="gr16" draw:text-style-name="P1" xml:id="id241" draw:id="id241" draw:layer="layout" draw:type="line" svg:x1="9.345cm" svg:y1="18.96cm" svg:x2="9.096cm" svg:y2="19.407cm" draw:start-shape="id224" draw:start-glue-point="9" svg:d="M9345 18960l-249 447" svg:viewBox="0 0 250 448">
          <text:p/>
        </draw:connector>
        <draw:connector draw:style-name="gr16" draw:text-style-name="P1" xml:id="id243" draw:id="id243" draw:layer="layout" draw:type="line" svg:x1="11.811cm" svg:y1="19.161cm" svg:x2="11.778cm" svg:y2="18.589cm" draw:start-shape="id225" draw:start-glue-point="4" svg:d="M11811 19161l-33-572" svg:viewBox="0 0 34 573">
          <text:p/>
        </draw:connector>
        <draw:connector draw:style-name="gr16" draw:text-style-name="P1" xml:id="id244" draw:id="id244" draw:layer="layout" draw:type="line" svg:x1="14.277cm" svg:y1="18.96cm" svg:x2="14.628cm" svg:y2="19.286cm" draw:start-shape="id226" draw:start-glue-point="7" svg:d="M14277 18960l351 326" svg:viewBox="0 0 352 327">
          <text:p/>
        </draw:connector>
        <draw:connector draw:style-name="gr16" draw:text-style-name="P1" xml:id="id246" draw:id="id246" draw:layer="layout" draw:type="line" svg:x1="15.568cm" svg:y1="16.822cm" svg:x2="15.157cm" svg:y2="16.544cm" draw:start-shape="id227" draw:start-glue-point="11" svg:d="M15568 16822l-411-278" svg:viewBox="0 0 412 279">
          <text:p/>
        </draw:connector>
        <draw:connector draw:style-name="gr16" draw:text-style-name="P1" xml:id="id249" draw:id="id249" draw:layer="layout" draw:type="line" svg:x1="16.509cm" svg:y1="14.843cm" svg:x2="16.949cm" svg:y2="14.849cm" draw:start-shape="id228" draw:start-glue-point="6" svg:d="M16509 14843l440 6" svg:viewBox="0 0 441 7">
          <text:p/>
        </draw:connector>
        <draw:connector draw:style-name="gr16" draw:text-style-name="P1" xml:id="id251" draw:id="id251" draw:layer="layout" draw:type="line" svg:x1="15.441cm" svg:y1="12.737cm" svg:x2="15.061cm" svg:y2="13.032cm" draw:start-shape="id229" draw:start-glue-point="9" svg:d="M15441 12737l-380 295" svg:viewBox="0 0 381 296">
          <text:p/>
        </draw:connector>
        <draw:connector draw:style-name="gr16" draw:text-style-name="P1" xml:id="id252" draw:id="id252" draw:layer="layout" draw:type="line" svg:x1="14.277cm" svg:y1="10.853cm" svg:x2="14.472cm" svg:y2="10.579cm" draw:start-shape="id230" draw:start-glue-point="5" svg:d="M14277 10853l195-274" svg:viewBox="0 0 196 275">
          <text:p/>
        </draw:connector>
        <draw:connector draw:style-name="gr16" draw:text-style-name="P1" xml:id="id254" draw:id="id254" draw:layer="layout" draw:type="line" svg:x1="11.684cm" svg:y1="10.652cm" svg:x2="11.694cm" svg:y2="11.06cm" draw:start-shape="id231" draw:start-glue-point="8" svg:d="M11684 10652l10 408" svg:viewBox="0 0 11 409">
          <text:p/>
        </draw:connector>
        <draw:connector draw:style-name="gr15" draw:text-style-name="P1" xml:id="id255" draw:id="id255" draw:layer="layout" draw:type="line" svg:x1="11.684cm" svg:y1="10.144cm" svg:x2="11.67cm" svg:y2="9.833cm" draw:start-shape="id231" draw:start-glue-point="4" svg:d="M11684 10144l-14-311" svg:viewBox="0 0 15 312">
          <text:p/>
        </draw:connector>
        <draw:connector draw:style-name="gr15" draw:text-style-name="P1" xml:id="id234" draw:id="id234" draw:layer="layout" draw:type="line" svg:x1="9.451cm" svg:y1="11.34cm" svg:x2="9.709cm" svg:y2="11.589cm" draw:start-shape="id220" draw:start-glue-point="7" svg:d="M9451 11340l258 249" svg:viewBox="0 0 259 250">
          <text:p/>
        </draw:connector>
        <draw:connector draw:style-name="gr15" draw:text-style-name="P1" xml:id="id233" draw:id="id233" draw:layer="layout" draw:type="line" svg:x1="7.567cm" svg:y1="12.631cm" svg:x2="7.328cm" svg:y2="12.443cm" draw:start-shape="id221" draw:start-glue-point="11" svg:d="M7567 12631l-239-188" svg:viewBox="0 0 240 189">
          <text:p/>
        </draw:connector>
        <draw:connector draw:style-name="gr15" draw:text-style-name="P1" xml:id="id237" draw:id="id237" draw:layer="layout" draw:type="line" svg:x1="7.492cm" svg:y1="14.97cm" svg:x2="7.869cm" svg:y2="14.945cm" draw:start-shape="id222" draw:start-glue-point="6" svg:d="M7492 14970l377-25" svg:viewBox="0 0 378 26">
          <text:p/>
        </draw:connector>
        <draw:connector draw:style-name="gr15" draw:text-style-name="P1" xml:id="id239" draw:id="id239" draw:layer="layout" draw:type="line" svg:x1="7.567cm" svg:y1="17.182cm" svg:x2="7.196cm" svg:y2="17.614cm" draw:start-shape="id223" draw:start-glue-point="9" svg:d="M7567 17182l-371 432" svg:viewBox="0 0 372 433">
          <text:p/>
        </draw:connector>
        <draw:connector draw:style-name="gr15" draw:text-style-name="P1" xml:id="id240" draw:id="id240" draw:layer="layout" draw:type="line" svg:x1="9.705cm" svg:y1="18.6cm" svg:x2="9.914cm" svg:y2="18.18cm" draw:start-shape="id224" draw:start-glue-point="5" svg:d="M9705 18600l209-420" svg:viewBox="0 0 210 421">
          <text:p/>
        </draw:connector>
        <draw:connector draw:style-name="gr15" draw:text-style-name="P1" xml:id="id242" draw:id="id242" draw:layer="layout" draw:type="line" svg:x1="11.811cm" svg:y1="19.669cm" svg:x2="11.814cm" svg:y2="20.201cm" draw:start-shape="id225" draw:start-glue-point="8" svg:d="M11811 19669l3 532" svg:viewBox="0 0 4 533">
          <text:p/>
        </draw:connector>
        <draw:connector draw:style-name="gr15" draw:text-style-name="P1" xml:id="id245" draw:id="id245" draw:layer="layout" draw:type="line" svg:x1="13.917cm" svg:y1="18.6cm" svg:x2="13.546cm" svg:y2="18.385cm" draw:start-shape="id226" draw:start-glue-point="11" svg:d="M13917 18600l-371-215" svg:viewBox="0 0 372 216">
          <text:p/>
        </draw:connector>
        <draw:connector draw:style-name="gr15" draw:text-style-name="P1" xml:id="id247" draw:id="id247" draw:layer="layout" draw:type="line" svg:x1="15.928cm" svg:y1="17.182cm" svg:x2="16.228cm" svg:y2="17.374cm" draw:start-shape="id227" draw:start-glue-point="7" svg:d="M15928 17182l300 192" svg:viewBox="0 0 301 193">
          <text:p/>
        </draw:connector>
        <draw:connector draw:style-name="gr15" draw:text-style-name="P1" xml:id="id248" draw:id="id248" draw:layer="layout" draw:type="line" svg:x1="16.001cm" svg:y1="14.843cm" svg:x2="15.398cm" svg:y2="14.824cm" draw:start-shape="id228" draw:start-glue-point="10" svg:d="M16001 14843l-603-19" svg:viewBox="0 0 604 20">
          <text:p/>
        </draw:connector>
        <draw:connector draw:style-name="gr15" draw:text-style-name="P1" xml:id="id250" draw:id="id250" draw:layer="layout" draw:type="line" svg:x1="15.801cm" svg:y1="12.377cm" svg:x2="16.095cm" svg:y2="12.13cm" draw:start-shape="id229" draw:start-glue-point="5" svg:d="M15801 12377l294-247" svg:viewBox="0 0 295 248">
          <text:p/>
        </draw:connector>
        <draw:connector draw:style-name="gr15" draw:text-style-name="P1" xml:id="id253" draw:id="id253" draw:layer="layout" draw:type="line" svg:x1="13.917cm" svg:y1="11.213cm" svg:x2="13.654cm" svg:y2="11.481cm" draw:start-shape="id230" draw:start-glue-point="9" svg:d="M13917 11213l-263 268" svg:viewBox="0 0 264 269">
          <text:p/>
        </draw:connector>
        <draw:connector draw:style-name="gr14" draw:text-style-name="P1" draw:layer="layout" draw:type="line" svg:x1="8.831cm" svg:y1="10.771cm" svg:x2="7.328cm" svg:y2="12.443cm" draw:start-shape="id232" draw:start-glue-point="3" draw:end-shape="id233" draw:end-glue-point="3" svg:d="M8831 10771l-1503 1672" svg:viewBox="0 0 1504 1673">
          <text:p/>
        </draw:connector>
        <draw:connector draw:style-name="gr14" draw:text-style-name="P1" xml:id="id256" draw:id="id256" draw:layer="layout" draw:type="line" svg:x1="9.709cm" svg:y1="11.589cm" svg:x2="8.278cm" svg:y2="13.213cm" draw:start-shape="id234" draw:start-glue-point="3" draw:end-shape="id235" draw:end-glue-point="3" svg:d="M9709 11589l-1431 1624" svg:viewBox="0 0 1432 1625">
          <text:p/>
        </draw:connector>
        <draw:connector draw:style-name="gr14" draw:text-style-name="P1" xml:id="id258" draw:id="id258" draw:layer="layout" draw:type="line" svg:x1="7.328cm" svg:y1="12.443cm" svg:x2="6.522cm" svg:y2="15.005cm" draw:start-shape="id233" draw:start-glue-point="3" draw:end-shape="id236" draw:end-glue-point="3" svg:d="M7328 12443l-806 2562" svg:viewBox="0 0 807 2563">
          <text:p/>
        </draw:connector>
        <draw:connector draw:style-name="gr14" draw:text-style-name="P1" draw:layer="layout" draw:type="line" svg:x1="7.869cm" svg:y1="14.945cm" svg:x2="8.302cm" svg:y2="16.544cm" draw:start-shape="id237" draw:start-glue-point="3" draw:end-shape="id238" draw:end-glue-point="3" svg:d="M7869 14945l433 1599" svg:viewBox="0 0 434 1600">
          <text:p/>
        </draw:connector>
        <draw:connector draw:style-name="gr14" draw:text-style-name="P1" xml:id="id96" draw:id="id96" draw:layer="layout" draw:type="line" svg:x1="6.522cm" svg:y1="15.005cm" svg:x2="7.196cm" svg:y2="17.614cm" draw:start-shape="id236" draw:start-glue-point="3" draw:end-shape="id239" draw:end-glue-point="3" svg:d="M6522 15005l674 2609" svg:viewBox="0 0 675 2610">
          <text:p/>
        </draw:connector>
        <draw:connector draw:style-name="gr14" draw:text-style-name="P1" xml:id="id194" draw:id="id194" draw:layer="layout" draw:type="line" svg:x1="8.302cm" svg:y1="16.544cm" svg:x2="9.914cm" svg:y2="18.18cm" draw:start-shape="id238" draw:start-glue-point="3" draw:end-shape="id240" draw:end-glue-point="3" svg:d="M8302 16544l1612 1636" svg:viewBox="0 0 1613 1637">
          <text:p/>
        </draw:connector>
        <draw:connector draw:style-name="gr14" draw:text-style-name="P1" draw:layer="layout" draw:type="line" svg:x1="9.096cm" svg:y1="19.407cm" svg:x2="11.814cm" svg:y2="20.201cm" draw:start-shape="id241" draw:start-glue-point="3" draw:end-shape="id242" draw:end-glue-point="3" svg:d="M9096 19407l2718 794" svg:viewBox="0 0 2719 795">
          <text:p/>
        </draw:connector>
        <draw:connector draw:style-name="gr14" draw:text-style-name="P1" draw:layer="layout" draw:type="line" svg:x1="9.914cm" svg:y1="18.18cm" svg:x2="11.778cm" svg:y2="18.589cm" draw:start-shape="id240" draw:start-glue-point="3" draw:end-shape="id243" draw:end-glue-point="3" svg:d="M9914 18180l1864 409" svg:viewBox="0 0 1865 410">
          <text:p/>
        </draw:connector>
        <draw:connector draw:style-name="gr14" draw:text-style-name="P1" draw:layer="layout" draw:type="line" svg:x1="11.814cm" svg:y1="20.201cm" svg:x2="14.628cm" svg:y2="19.286cm" draw:start-shape="id242" draw:start-glue-point="3" draw:end-shape="id244" draw:end-glue-point="3" svg:d="M11814 20201l2814-915" svg:viewBox="0 0 2815 916">
          <text:p/>
        </draw:connector>
        <draw:connector draw:style-name="gr14" draw:text-style-name="P1" draw:layer="layout" draw:type="line" svg:x1="13.546cm" svg:y1="18.385cm" svg:x2="15.157cm" svg:y2="16.544cm" draw:start-shape="id245" draw:start-glue-point="3" draw:end-shape="id246" draw:end-glue-point="3" svg:d="M13546 18385l1611-1841" svg:viewBox="0 0 1612 1842">
          <text:p/>
        </draw:connector>
        <draw:connector draw:style-name="gr14" draw:text-style-name="P1" xml:id="id262" draw:id="id262" draw:layer="layout" draw:type="line" svg:x1="14.628cm" svg:y1="19.286cm" svg:x2="16.228cm" svg:y2="17.374cm" draw:start-shape="id244" draw:start-glue-point="3" draw:end-shape="id247" draw:end-glue-point="3" svg:d="M14628 19286l1600-1912" svg:viewBox="0 0 1601 1913">
          <text:p/>
        </draw:connector>
        <draw:connector draw:style-name="gr14" draw:text-style-name="P1" xml:id="id259" draw:id="id259" draw:layer="layout" draw:type="line" svg:x1="15.157cm" svg:y1="16.544cm" svg:x2="15.398cm" svg:y2="14.824cm" draw:start-shape="id246" draw:start-glue-point="3" draw:end-shape="id248" draw:end-glue-point="3" svg:d="M15157 16544l241-1720" svg:viewBox="0 0 242 1721">
          <text:p/>
        </draw:connector>
        <draw:connector draw:style-name="gr14" draw:text-style-name="P1" draw:layer="layout" draw:type="line" svg:x1="16.949cm" svg:y1="14.849cm" svg:x2="16.095cm" svg:y2="12.13cm" draw:start-shape="id249" draw:start-glue-point="3" draw:end-shape="id250" draw:end-glue-point="3" svg:d="M16949 14849l-854-2719" svg:viewBox="0 0 855 2720">
          <text:p/>
        </draw:connector>
        <draw:connector draw:style-name="gr14" draw:text-style-name="P1" draw:layer="layout" draw:type="line" svg:x1="15.061cm" svg:y1="13.032cm" svg:x2="15.398cm" svg:y2="14.824cm" draw:start-shape="id251" draw:start-glue-point="3" draw:end-shape="id248" draw:end-glue-point="3" svg:d="M15061 13032l337 1792" svg:viewBox="0 0 338 1793">
          <text:p/>
        </draw:connector>
        <draw:connector draw:style-name="gr14" draw:text-style-name="P1" xml:id="id261" draw:id="id261" draw:layer="layout" draw:type="line" svg:x1="16.095cm" svg:y1="12.13cm" svg:x2="14.472cm" svg:y2="10.579cm" draw:start-shape="id250" draw:start-glue-point="3" draw:end-shape="id252" draw:end-glue-point="3" svg:d="M16095 12130l-1623-1551" svg:viewBox="0 0 1624 1552">
          <text:p/>
        </draw:connector>
        <draw:connector draw:style-name="gr14" draw:text-style-name="P1" xml:id="id218" draw:id="id218" draw:layer="layout" draw:type="line" svg:x1="13.654cm" svg:y1="11.481cm" svg:x2="11.694cm" svg:y2="11.06cm" draw:start-shape="id253" draw:start-glue-point="3" draw:end-shape="id254" draw:end-glue-point="3" svg:d="M13654 11481l-1960-421" svg:viewBox="0 0 1961 422">
          <text:p/>
        </draw:connector>
        <draw:connector draw:style-name="gr14" draw:text-style-name="P1" draw:layer="layout" draw:type="line" svg:x1="11.67cm" svg:y1="9.833cm" svg:x2="14.472cm" svg:y2="10.579cm" draw:start-shape="id255" draw:start-glue-point="3" draw:end-shape="id252" draw:end-glue-point="3" svg:d="M11670 9833l2802 746" svg:viewBox="0 0 2803 747">
          <text:p/>
        </draw:connector>
        <draw:custom-shape draw:style-name="gr13" draw:text-style-name="P2" xml:id="id257" draw:id="id257" draw:layer="layout" svg:width="0.635cm" svg:height="0.508cm" svg:x="7.999cm" svg:y="12.049cm">
          <text:p text:style-name="P1"><text:span text:style-name="T1">P1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14" draw:text-style-name="P1" draw:layer="layout" draw:type="curve" draw:line-skew="-1.416cm" svg:x1="8.993cm" svg:y1="12.401cm" svg:x2="8.635cm" svg:y2="12.303cm" draw:start-shape="id256" draw:start-glue-point="0" draw:end-shape="id257" draw:end-glue-point="1" svg:d="M8993 12401c-280 0-102-98-358-98" svg:viewBox="0 0 359 99">
          <text:p/>
        </draw:connector>
        <draw:connector draw:style-name="gr14" draw:text-style-name="P1" draw:layer="layout" draw:type="curve" draw:line-skew="-0.888cm" svg:x1="6.925cm" svg:y1="13.724cm" svg:x2="4.836cm" svg:y2="13.531cm" draw:start-shape="id258" draw:start-glue-point="0" draw:end-shape="id100" draw:end-glue-point="0" svg:d="M6925 13724c-3148 0-2104-193-2089-193" svg:viewBox="0 0 2268 194">
          <text:p/>
        </draw:connector>
        <draw:connector draw:style-name="gr14" draw:text-style-name="P1" draw:layer="layout" draw:type="curve" draw:line-skew="0.815cm" svg:x1="9.108cm" svg:y1="17.362cm" svg:x2="12.889cm" svg:y2="14.716cm" draw:start-shape="id194" draw:start-glue-point="0" draw:end-shape="id210" draw:end-glue-point="2" svg:d="M9108 17362c0-1375 3781-53 3781-2646" svg:viewBox="0 0 3782 2647">
          <text:p/>
        </draw:connector>
        <draw:custom-shape draw:style-name="gr13" draw:text-style-name="P2" xml:id="id260" draw:id="id260" draw:layer="layout" svg:width="0.635cm" svg:height="0.508cm" svg:x="16cm" svg:y="15.351cm">
          <text:p text:style-name="P1"><text:span text:style-name="T1">P1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14" draw:text-style-name="P1" draw:layer="layout" draw:type="curve" draw:line-skew="1.204cm" svg:x1="15.277cm" svg:y1="15.684cm" svg:x2="16.001cm" svg:y2="15.605cm" draw:start-shape="id259" draw:start-glue-point="0" draw:end-shape="id260" draw:end-glue-point="3" svg:d="M15277 15684c856 0 495-79 724-79" svg:viewBox="0 0 725 80">
          <text:p/>
        </draw:connector>
        <draw:connector draw:style-name="gr14" draw:text-style-name="P1" draw:layer="layout" draw:type="curve" draw:line-skew="-0.87cm" svg:x1="14.159cm" svg:y1="15.351cm" svg:x2="15.283cm" svg:y2="11.354cm" draw:start-shape="id207" draw:start-glue-point="0" draw:end-shape="id261" draw:end-glue-point="0" svg:d="M14159 15351c0-3720 1124-1722 1124-3997" svg:viewBox="0 0 1125 3998">
          <text:p/>
        </draw:connector>
        <draw:connector draw:style-name="gr14" draw:text-style-name="P1" draw:layer="layout" draw:type="curve" draw:line-skew="1.558cm" svg:x1="10.54cm" svg:y1="12.811cm" svg:x2="12.674cm" svg:y2="11.27cm" draw:start-shape="id107" draw:start-glue-point="1" draw:end-shape="id218" draw:end-glue-point="0" svg:d="M10540 12811c3202 0 2135-1541 2134-1541" svg:viewBox="0 0 2306 1542">
          <text:p/>
        </draw:connector>
        <draw:connector draw:style-name="gr14" draw:text-style-name="P1" draw:layer="layout" draw:type="curve" svg:x1="16.354cm" svg:y1="20.309cm" svg:x2="15.428cm" svg:y2="18.33cm" draw:start-shape="id200" draw:start-glue-point="0" draw:end-shape="id262" draw:end-glue-point="0" svg:d="M16354 20309c-618 0-926-659-926-1979" svg:viewBox="0 0 927 1980">
          <text:p/>
        </draw:connector>
        <draw:connector draw:style-name="gr17" draw:text-style-name="P1" xml:id="id264" draw:id="id264" draw:layer="layout" draw:type="line" svg:x1="11.224cm" svg:y1="9.819cm" svg:x2="10.494cm" svg:y2="9.859cm" draw:end-shape="id4" draw:end-glue-point="2" svg:d="M11224 9819l-730 40" svg:viewBox="0 0 731 41">
          <text:p/>
        </draw:connector>
        <draw:connector draw:style-name="gr18" draw:text-style-name="P1" draw:layer="layout" draw:type="line" svg:x1="11.2cm" svg:y1="9.28cm" svg:x2="11.224cm" svg:y2="9.819cm" draw:start-shape="id263" draw:start-glue-point="8" draw:end-shape="id264" draw:end-glue-point="2" svg:d="M11200 9280l24 539" svg:viewBox="0 0 25 540">
          <text:p/>
        </draw:connector>
        <draw:frame draw:style-name="gr19" draw:text-style-name="P3" draw:layer="layout" svg:width="11.303cm" svg:height="3.933cm" svg:x="6.715cm" svg:y="1.766cm">
          <draw:text-box>
            <text:p text:style-name="P1"><text:span text:style-name="T2">Ba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03:49.056684656</meta:creation-date>
    <dc:date>2016-02-22T11:24:38.928409713</dc:date>
    <meta:editing-duration>PT2H21M35S</meta:editing-duration>
    <meta:editing-cycles>110</meta:editing-cycles>
    <meta:generator>LibreOffice/4.2.8.2$Linux_X86_64 LibreOffice_project/420m0$Build-2</meta:generator>
    <meta:document-statistic meta:object-count="384"/>
  </office:meta>
</office:document-meta>
</file>